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09"/>
    <style:style style:name="ce2" style:family="table-cell" style:parent-style-name="Default" style:data-style-name="N2"/>
    <style:style style:name="ce3" style:family="table-cell" style:parent-style-name="Default" style:data-style-name="N2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column table:style-name="co1" table:number-columns-repeated="4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, deg</text:p>
          </table:table-cell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A, rad</text:p>
          </table:table-cell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 table:formula="of:=[.A2]*3.1416/180" office:value-type="float" office:value="0.68068" calcext:value-type="float">
            <text:p>0,68068</text:p>
          </table:table-cell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2"/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office:value-type="string" calcext:value-type="string">
            <text:p>vertical</text:p>
          </table:table-cell>
          <table:table-cell office:value-type="string" calcext:value-type="string">
            <text:p>(обыкновенная)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office:value-type="string" calcext:value-type="string">
            <text:p>2phi_1</text:p>
          </table:table-cell>
          <table:table-cell office:value-type="string" calcext:value-type="string">
            <text:p>180+psi</text:p>
          </table:table-cell>
          <table:table-cell table:style-name="Default" office:value-type="string" calcext:value-type="string">
            <text:p>Phi_1</text:p>
          </table:table-cell>
          <table:table-cell office:value-type="string" calcext:value-type="string">
            <text:p>psi</text:p>
          </table:table-cell>
          <table:table-cell table:style-name="Default" office:value-type="string" calcext:value-type="string">
            <text:p>phi_1, rad</text:p>
          </table:table-cell>
          <table:table-cell table:style-name="Default" office:value-type="string" calcext:value-type="string">
            <text:p>psi, rad</text:p>
          </table:table-cell>
          <table:table-cell table:style-name="Default" office:value-type="string" calcext:value-type="string">
            <text:p>phi_2, rad</text:p>
          </table:table-cell>
          <table:table-cell table:style-name="Default" office:value-type="string" calcext:value-type="string">
            <text:p>n_обыкн</text:p>
          </table:table-cell>
          <table:table-cell table:style-name="Default" office:value-type="string" calcext:value-type="string">
            <text:p>cos\theta</text:p>
          </table:table-cell>
          <table:table-cell table:style-name="Default" office:value-type="string" calcext:value-type="string">
            <text:p>Cos^2\theta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14" calcext:value-type="float">
            <text:p>214</text:p>
          </table:table-cell>
          <table:table-cell table:formula="of:=[.B10]/2" office:value-type="float" office:value="10" calcext:value-type="float">
            <text:p>10,0</text:p>
          </table:table-cell>
          <table:table-cell table:formula="of:=[.C10]-180" office:value-type="float" office:value="34" calcext:value-type="float">
            <text:p>34</text:p>
          </table:table-cell>
          <table:table-cell table:formula="of:=[.D10]*3.1416/180" office:value-type="float" office:value="0.174533333333333" calcext:value-type="float">
            <text:p>0,17</text:p>
          </table:table-cell>
          <table:table-cell table:formula="of:=[.E10]*3.1416/180" office:value-type="float" office:value="0.593413333333333" calcext:value-type="float">
            <text:p>0,59</text:p>
          </table:table-cell>
          <table:table-cell table:formula="of:=[.$A$4]+[.G10]-[.F10]" office:value-type="float" office:value="1.09956" calcext:value-type="float">
            <text:p>1,10</text:p>
          </table:table-cell>
          <table:table-cell table:formula="of:=SQRT(SIN([.F10])*SIN([.F10]) + SIN([.H10])*SIN([.H10]) + 2*SIN([.F10])*SIN([.H10])*COS([.$A$4]))/SIN([.$A$4])" office:value-type="float" office:value="1.639481975327" calcext:value-type="float">
            <text:p>1,64</text:p>
          </table:table-cell>
          <table:table-cell table:formula="of:=SIN([.F10])/[.I10]" office:value-type="float" office:value="0.105916736026153" calcext:value-type="float">
            <text:p>0,11</text:p>
          </table:table-cell>
          <table:table-cell table:formula="of:=[.J10]*[.J10]" office:value-type="float" office:value="0.0112183549704337" calcext:value-type="float">
            <text:p>0,01</text:p>
          </table:table-cell>
          <table:table-cell/>
          <table:table-cell table:formula="of:=SIN(([.G10] + [.$A$4])/2)/SIN([.$A$4]/2)" office:value-type="float" office:value="1.78193656290675" calcext:value-type="float">
            <text:p>1,7819365629</text:p>
          </table:table-cell>
        </table:table-row>
        <table:table-row table:style-name="ro1">
          <table:table-cell/>
          <table:table-cell table:formula="of:=[.B10]+5" office:value-type="float" office:value="25" calcext:value-type="float">
            <text:p>25</text:p>
          </table:table-cell>
          <table:table-cell office:value-type="float" office:value="211" calcext:value-type="float">
            <text:p>211</text:p>
          </table:table-cell>
          <table:table-cell table:formula="of:=[.B11]/2" office:value-type="float" office:value="12.5" calcext:value-type="float">
            <text:p>12,5</text:p>
          </table:table-cell>
          <table:table-cell table:formula="of:=[.C11]-180" office:value-type="float" office:value="31" calcext:value-type="float">
            <text:p>31</text:p>
          </table:table-cell>
          <table:table-cell table:formula="of:=[.D11]*3.1416/180" office:value-type="float" office:value="0.218166666666667" calcext:value-type="float">
            <text:p>0,22</text:p>
          </table:table-cell>
          <table:table-cell table:formula="of:=[.E11]*3.1416/180" office:value-type="float" office:value="0.541053333333333" calcext:value-type="float">
            <text:p>0,54</text:p>
          </table:table-cell>
          <table:table-cell table:formula="of:=[.$A$4]+[.G11]-[.F11]" office:value-type="float" office:value="1.00356666666667" calcext:value-type="float">
            <text:p>1,00</text:p>
          </table:table-cell>
          <table:table-cell table:formula="of:=SQRT(SIN([.F11])*SIN([.F11]) + SIN([.H11])*SIN([.H11]) + 2*SIN([.F11])*SIN([.H11])*COS([.$A$4]))/SIN([.$A$4])" office:value-type="float" office:value="1.62194829483996" calcext:value-type="float">
            <text:p>1,62</text:p>
          </table:table-cell>
          <table:table-cell table:formula="of:=SIN([.F11])/[.I11]" office:value-type="float" office:value="0.133444520211295" calcext:value-type="float">
            <text:p>0,13</text:p>
          </table:table-cell>
          <table:table-cell table:formula="of:=[.J11]*[.J11]" office:value-type="float" office:value="0.0178074399744226" calcext:value-type="float">
            <text:p>0,02</text:p>
          </table:table-cell>
          <table:table-cell/>
          <table:table-cell table:formula="of:=SIN(([.G11] + [.$A$4])/2)/SIN([.$A$4]/2)" office:value-type="float" office:value="1.71828799060782" calcext:value-type="float">
            <text:p>1,7182879906</text:p>
          </table:table-cell>
        </table:table-row>
        <table:table-row table:style-name="ro1">
          <table:table-cell/>
          <table:table-cell table:formula="of:=[.B11]+5" office:value-type="float" office:value="30" calcext:value-type="float">
            <text:p>30</text:p>
          </table:table-cell>
          <table:table-cell office:value-type="float" office:value="210" calcext:value-type="float">
            <text:p>210</text:p>
          </table:table-cell>
          <table:table-cell table:formula="of:=[.B12]/2" office:value-type="float" office:value="15" calcext:value-type="float">
            <text:p>15,0</text:p>
          </table:table-cell>
          <table:table-cell table:formula="of:=[.C12]-180" office:value-type="float" office:value="30" calcext:value-type="float">
            <text:p>30</text:p>
          </table:table-cell>
          <table:table-cell table:formula="of:=[.D12]*3.1416/180" office:value-type="float" office:value="0.2618" calcext:value-type="float">
            <text:p>0,26</text:p>
          </table:table-cell>
          <table:table-cell table:formula="of:=[.E12]*3.1416/180" office:value-type="float" office:value="0.5236" calcext:value-type="float">
            <text:p>0,52</text:p>
          </table:table-cell>
          <table:table-cell table:formula="of:=[.$A$4]+[.G12]-[.F12]" office:value-type="float" office:value="0.94248" calcext:value-type="float">
            <text:p>0,94</text:p>
          </table:table-cell>
          <table:table-cell table:formula="of:=SQRT(SIN([.F12])*SIN([.F12]) + SIN([.H12])*SIN([.H12]) + 2*SIN([.F12])*SIN([.H12])*COS([.$A$4]))/SIN([.$A$4])" office:value-type="float" office:value="1.6258873602793" calcext:value-type="float">
            <text:p>1,63</text:p>
          </table:table-cell>
          <table:table-cell table:formula="of:=SIN([.F12])/[.I12]" office:value-type="float" office:value="0.159186695687593" calcext:value-type="float">
            <text:p>0,16</text:p>
          </table:table-cell>
          <table:table-cell table:formula="of:=[.J12]*[.J12]" office:value-type="float" office:value="0.0253404040839342" calcext:value-type="float">
            <text:p>0,03</text:p>
          </table:table-cell>
          <table:table-cell/>
          <table:table-cell table:formula="of:=SIN(([.G12] + [.$A$4])/2)/SIN([.$A$4]/2)" office:value-type="float" office:value="1.69680792563751" calcext:value-type="float">
            <text:p>1,6968079256</text:p>
          </table:table-cell>
        </table:table-row>
        <table:table-row table:style-name="ro1">
          <table:table-cell/>
          <table:table-cell table:formula="of:=[.B12]+5"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table:formula="of:=[.B13]/2" office:value-type="float" office:value="17.5" calcext:value-type="float">
            <text:p>17,5</text:p>
          </table:table-cell>
          <table:table-cell table:formula="of:=[.C13]-180" office:value-type="float" office:value="30" calcext:value-type="float">
            <text:p>30</text:p>
          </table:table-cell>
          <table:table-cell table:formula="of:=[.D13]*3.1416/180" office:value-type="float" office:value="0.305433333333333" calcext:value-type="float">
            <text:p>0,31</text:p>
          </table:table-cell>
          <table:table-cell table:formula="of:=[.E13]*3.1416/180" office:value-type="float" office:value="0.5236" calcext:value-type="float">
            <text:p>0,52</text:p>
          </table:table-cell>
          <table:table-cell table:formula="of:=[.$A$4]+[.G13]-[.F13]" office:value-type="float" office:value="0.898846666666667" calcext:value-type="float">
            <text:p>0,90</text:p>
          </table:table-cell>
          <table:table-cell table:formula="of:=SQRT(SIN([.F13])*SIN([.F13]) + SIN([.H13])*SIN([.H13]) + 2*SIN([.F13])*SIN([.H13])*COS([.$A$4]))/SIN([.$A$4])" office:value-type="float" office:value="1.64267472587243" calcext:value-type="float">
            <text:p>1,64</text:p>
          </table:table-cell>
          <table:table-cell table:formula="of:=SIN([.F13])/[.I13]" office:value-type="float" office:value="0.183059053594358" calcext:value-type="float">
            <text:p>0,18</text:p>
          </table:table-cell>
          <table:table-cell table:formula="of:=[.J13]*[.J13]" office:value-type="float" office:value="0.0335106171028622" calcext:value-type="float">
            <text:p>0,03</text:p>
          </table:table-cell>
          <table:table-cell/>
          <table:table-cell table:formula="of:=SIN(([.G13] + [.$A$4])/2)/SIN([.$A$4]/2)" office:value-type="float" office:value="1.69680792563751" calcext:value-type="float">
            <text:p>1,6968079256</text:p>
          </table:table-cell>
        </table:table-row>
        <table:table-row table:style-name="ro1">
          <table:table-cell/>
          <table:table-cell table:formula="of:=[.B13]+5" office:value-type="float" office:value="40" calcext:value-type="float">
            <text:p>40</text:p>
          </table:table-cell>
          <table:table-cell office:value-type="float" office:value="208" calcext:value-type="float">
            <text:p>208</text:p>
          </table:table-cell>
          <table:table-cell table:formula="of:=[.B14]/2" office:value-type="float" office:value="20" calcext:value-type="float">
            <text:p>20,0</text:p>
          </table:table-cell>
          <table:table-cell table:formula="of:=[.C14]-180" office:value-type="float" office:value="28" calcext:value-type="float">
            <text:p>28</text:p>
          </table:table-cell>
          <table:table-cell table:formula="of:=[.D14]*3.1416/180" office:value-type="float" office:value="0.349066666666667" calcext:value-type="float">
            <text:p>0,35</text:p>
          </table:table-cell>
          <table:table-cell table:formula="of:=[.E14]*3.1416/180" office:value-type="float" office:value="0.488693333333333" calcext:value-type="float">
            <text:p>0,49</text:p>
          </table:table-cell>
          <table:table-cell table:formula="of:=[.$A$4]+[.G14]-[.F14]" office:value-type="float" office:value="0.820306666666667" calcext:value-type="float">
            <text:p>0,82</text:p>
          </table:table-cell>
          <table:table-cell table:formula="of:=SQRT(SIN([.F14])*SIN([.F14]) + SIN([.H14])*SIN([.H14]) + 2*SIN([.F14])*SIN([.H14])*COS([.$A$4]))/SIN([.$A$4])" office:value-type="float" office:value="1.62098487017533" calcext:value-type="float">
            <text:p>1,62</text:p>
          </table:table-cell>
          <table:table-cell table:formula="of:=SIN([.F14])/[.I14]" office:value-type="float" office:value="0.210995745030852" calcext:value-type="float">
            <text:p>0,21</text:p>
          </table:table-cell>
          <table:table-cell table:formula="of:=[.J14]*[.J14]" office:value-type="float" office:value="0.0445192044211245" calcext:value-type="float">
            <text:p>0,04</text:p>
          </table:table-cell>
          <table:table-cell/>
          <table:table-cell table:formula="of:=SIN(([.G14] + [.$A$4])/2)/SIN([.$A$4]/2)" office:value-type="float" office:value="1.65346178404323" calcext:value-type="float">
            <text:p>1,653461784</text:p>
          </table:table-cell>
        </table:table-row>
        <table:table-row table:style-name="ro1">
          <table:table-cell/>
          <table:table-cell table:formula="of:=[.B14]+5" office:value-type="float" office:value="45" calcext:value-type="float">
            <text:p>45</text:p>
          </table:table-cell>
          <table:table-cell office:value-type="float" office:value="208" calcext:value-type="float">
            <text:p>208</text:p>
          </table:table-cell>
          <table:table-cell table:formula="of:=[.B15]/2" office:value-type="float" office:value="22.5" calcext:value-type="float">
            <text:p>22,5</text:p>
          </table:table-cell>
          <table:table-cell table:formula="of:=[.C15]-180" office:value-type="float" office:value="28" calcext:value-type="float">
            <text:p>28</text:p>
          </table:table-cell>
          <table:table-cell table:formula="of:=[.D15]*3.1416/180" office:value-type="float" office:value="0.3927" calcext:value-type="float">
            <text:p>0,39</text:p>
          </table:table-cell>
          <table:table-cell table:formula="of:=[.E15]*3.1416/180" office:value-type="float" office:value="0.488693333333333" calcext:value-type="float">
            <text:p>0,49</text:p>
          </table:table-cell>
          <table:table-cell table:formula="of:=[.$A$4]+[.G15]-[.F15]" office:value-type="float" office:value="0.776673333333333" calcext:value-type="float">
            <text:p>0,78</text:p>
          </table:table-cell>
          <table:table-cell table:formula="of:=SQRT(SIN([.F15])*SIN([.F15]) + SIN([.H15])*SIN([.H15]) + 2*SIN([.F15])*SIN([.H15])*COS([.$A$4]))/SIN([.$A$4])" office:value-type="float" office:value="1.63183633752653" calcext:value-type="float">
            <text:p>1,63</text:p>
          </table:table-cell>
          <table:table-cell table:formula="of:=SIN([.F15])/[.I15]" office:value-type="float" office:value="0.23451143473416" calcext:value-type="float">
            <text:p>0,23</text:p>
          </table:table-cell>
          <table:table-cell table:formula="of:=[.J15]*[.J15]" office:value-type="float" office:value="0.054995613021074" calcext:value-type="float">
            <text:p>0,05</text:p>
          </table:table-cell>
          <table:table-cell/>
          <table:table-cell table:formula="of:=SIN(([.G15] + [.$A$4])/2)/SIN([.$A$4]/2)" office:value-type="float" office:value="1.65346178404323" calcext:value-type="float">
            <text:p>1,653461784</text:p>
          </table:table-cell>
        </table:table-row>
        <table:table-row table:style-name="ro1">
          <table:table-cell/>
          <table:table-cell table:formula="of:=[.B15]+5" office:value-type="float" office:value="50" calcext:value-type="float">
            <text:p>50</text:p>
          </table:table-cell>
          <table:table-cell office:value-type="float" office:value="207" calcext:value-type="float">
            <text:p>207</text:p>
          </table:table-cell>
          <table:table-cell table:formula="of:=[.B16]/2" office:value-type="float" office:value="25" calcext:value-type="float">
            <text:p>25,0</text:p>
          </table:table-cell>
          <table:table-cell table:formula="of:=[.C16]-180" office:value-type="float" office:value="27" calcext:value-type="float">
            <text:p>27</text:p>
          </table:table-cell>
          <table:table-cell table:formula="of:=[.D16]*3.1416/180" office:value-type="float" office:value="0.436333333333333" calcext:value-type="float">
            <text:p>0,44</text:p>
          </table:table-cell>
          <table:table-cell table:formula="of:=[.E16]*3.1416/180" office:value-type="float" office:value="0.47124" calcext:value-type="float">
            <text:p>0,47</text:p>
          </table:table-cell>
          <table:table-cell table:formula="of:=[.$A$4]+[.G16]-[.F16]" office:value-type="float" office:value="0.715586666666667" calcext:value-type="float">
            <text:p>0,72</text:p>
          </table:table-cell>
          <table:table-cell table:formula="of:=SQRT(SIN([.F16])*SIN([.F16]) + SIN([.H16])*SIN([.H16]) + 2*SIN([.F16])*SIN([.H16])*COS([.$A$4]))/SIN([.$A$4])" office:value-type="float" office:value="1.62045804456481" calcext:value-type="float">
            <text:p>1,62</text:p>
          </table:table-cell>
          <table:table-cell table:formula="of:=SIN([.F16])/[.I16]" office:value-type="float" office:value="0.260802300865067" calcext:value-type="float">
            <text:p>0,26</text:p>
          </table:table-cell>
          <table:table-cell table:formula="of:=[.J16]*[.J16]" office:value-type="float" office:value="0.0680178401365127" calcext:value-type="float">
            <text:p>0,07</text:p>
          </table:table-cell>
          <table:table-cell/>
          <table:table-cell table:formula="of:=SIN(([.G16] + [.$A$4])/2)/SIN([.$A$4]/2)" office:value-type="float" office:value="1.6315990084112" calcext:value-type="float">
            <text:p>1,6315990084</text:p>
          </table:table-cell>
        </table:table-row>
        <table:table-row table:style-name="ro1">
          <table:table-cell/>
          <table:table-cell table:formula="of:=[.B16]+5" office:value-type="float" office:value="55" calcext:value-type="float">
            <text:p>55</text:p>
          </table:table-cell>
          <table:table-cell office:value-type="float" office:value="207" calcext:value-type="float">
            <text:p>207</text:p>
          </table:table-cell>
          <table:table-cell table:formula="of:=[.B17]/2" office:value-type="float" office:value="27.5" calcext:value-type="float">
            <text:p>27,5</text:p>
          </table:table-cell>
          <table:table-cell table:formula="of:=[.C17]-180" office:value-type="float" office:value="27" calcext:value-type="float">
            <text:p>27</text:p>
          </table:table-cell>
          <table:table-cell table:formula="of:=[.D17]*3.1416/180" office:value-type="float" office:value="0.479966666666667" calcext:value-type="float">
            <text:p>0,48</text:p>
          </table:table-cell>
          <table:table-cell table:formula="of:=[.E17]*3.1416/180" office:value-type="float" office:value="0.47124" calcext:value-type="float">
            <text:p>0,47</text:p>
          </table:table-cell>
          <table:table-cell table:formula="of:=[.$A$4]+[.G17]-[.F17]" office:value-type="float" office:value="0.671953333333333" calcext:value-type="float">
            <text:p>0,67</text:p>
          </table:table-cell>
          <table:table-cell table:formula="of:=SQRT(SIN([.F17])*SIN([.F17]) + SIN([.H17])*SIN([.H17]) + 2*SIN([.F17])*SIN([.H17])*COS([.$A$4]))/SIN([.$A$4])" office:value-type="float" office:value="1.62632458283638" calcext:value-type="float">
            <text:p>1,63</text:p>
          </table:table-cell>
          <table:table-cell table:formula="of:=SIN([.F17])/[.I17]" office:value-type="float" office:value="0.283922172523647" calcext:value-type="float">
            <text:p>0,28</text:p>
          </table:table-cell>
          <table:table-cell table:formula="of:=[.J17]*[.J17]" office:value-type="float" office:value="0.0806118000505475" calcext:value-type="float">
            <text:p>0,08</text:p>
          </table:table-cell>
          <table:table-cell/>
          <table:table-cell table:formula="of:=SIN(([.G17] + [.$A$4])/2)/SIN([.$A$4]/2)" office:value-type="float" office:value="1.6315990084112" calcext:value-type="float">
            <text:p>1,6315990084</text:p>
          </table:table-cell>
        </table:table-row>
        <table:table-row table:style-name="ro1">
          <table:table-cell/>
          <table:table-cell table:formula="of:=[.B17]+5" office:value-type="float" office:value="60" calcext:value-type="float">
            <text:p>60</text:p>
          </table:table-cell>
          <table:table-cell office:value-type="float" office:value="207" calcext:value-type="float">
            <text:p>207</text:p>
          </table:table-cell>
          <table:table-cell table:formula="of:=[.B18]/2" office:value-type="float" office:value="30" calcext:value-type="float">
            <text:p>30,0</text:p>
          </table:table-cell>
          <table:table-cell table:formula="of:=[.C18]-180" office:value-type="float" office:value="27" calcext:value-type="float">
            <text:p>27</text:p>
          </table:table-cell>
          <table:table-cell table:formula="of:=[.D18]*3.1416/180" office:value-type="float" office:value="0.5236" calcext:value-type="float">
            <text:p>0,52</text:p>
          </table:table-cell>
          <table:table-cell table:formula="of:=[.E18]*3.1416/180" office:value-type="float" office:value="0.47124" calcext:value-type="float">
            <text:p>0,47</text:p>
          </table:table-cell>
          <table:table-cell table:formula="of:=[.$A$4]+[.G18]-[.F18]" office:value-type="float" office:value="0.62832" calcext:value-type="float">
            <text:p>0,63</text:p>
          </table:table-cell>
          <table:table-cell table:formula="of:=SQRT(SIN([.F18])*SIN([.F18]) + SIN([.H18])*SIN([.H18]) + 2*SIN([.F18])*SIN([.H18])*COS([.$A$4]))/SIN([.$A$4])" office:value-type="float" office:value="1.63002815255042" calcext:value-type="float">
            <text:p>1,63</text:p>
          </table:table-cell>
          <table:table-cell table:formula="of:=SIN([.F18])/[.I18]" office:value-type="float" office:value="0.306743818859986" calcext:value-type="float">
            <text:p>0,31</text:p>
          </table:table-cell>
          <table:table-cell table:formula="of:=[.J18]*[.J18]" office:value-type="float" office:value="0.0940917704088077" calcext:value-type="float">
            <text:p>0,09</text:p>
          </table:table-cell>
          <table:table-cell/>
          <table:table-cell table:formula="of:=SIN(([.G18] + [.$A$4])/2)/SIN([.$A$4]/2)" office:value-type="float" office:value="1.6315990084112" calcext:value-type="float">
            <text:p>1,6315990084</text:p>
          </table:table-cell>
        </table:table-row>
        <table:table-row table:style-name="ro1">
          <table:table-cell/>
          <table:table-cell table:formula="of:=[.B18]+5" office:value-type="float" office:value="65" calcext:value-type="float">
            <text:p>65</text:p>
          </table:table-cell>
          <table:table-cell office:value-type="float" office:value="207" calcext:value-type="float">
            <text:p>207</text:p>
          </table:table-cell>
          <table:table-cell table:formula="of:=[.B19]/2" office:value-type="float" office:value="32.5" calcext:value-type="float">
            <text:p>32,5</text:p>
          </table:table-cell>
          <table:table-cell table:formula="of:=[.C19]-180" office:value-type="float" office:value="27" calcext:value-type="float">
            <text:p>27</text:p>
          </table:table-cell>
          <table:table-cell table:formula="of:=[.D19]*3.1416/180" office:value-type="float" office:value="0.567233333333333" calcext:value-type="float">
            <text:p>0,57</text:p>
          </table:table-cell>
          <table:table-cell table:formula="of:=[.E19]*3.1416/180" office:value-type="float" office:value="0.47124" calcext:value-type="float">
            <text:p>0,47</text:p>
          </table:table-cell>
          <table:table-cell table:formula="of:=[.$A$4]+[.G19]-[.F19]" office:value-type="float" office:value="0.584686666666667" calcext:value-type="float">
            <text:p>0,58</text:p>
          </table:table-cell>
          <table:table-cell table:formula="of:=SQRT(SIN([.F19])*SIN([.F19]) + SIN([.H19])*SIN([.H19]) + 2*SIN([.F19])*SIN([.H19])*COS([.$A$4]))/SIN([.$A$4])" office:value-type="float" office:value="1.63155535517685" calcext:value-type="float">
            <text:p>1,63</text:p>
          </table:table-cell>
          <table:table-cell table:formula="of:=SIN([.F19])/[.I19]" office:value-type="float" office:value="0.329318110688431" calcext:value-type="float">
            <text:p>0,33</text:p>
          </table:table-cell>
          <table:table-cell table:formula="of:=[.J19]*[.J19]" office:value-type="float" office:value="0.108450418027398" calcext:value-type="float">
            <text:p>0,11</text:p>
          </table:table-cell>
          <table:table-cell/>
          <table:table-cell table:formula="of:=SIN(([.G19] + [.$A$4])/2)/SIN([.$A$4]/2)" office:value-type="float" office:value="1.6315990084112" calcext:value-type="float">
            <text:p>1,6315990084</text:p>
          </table:table-cell>
        </table:table-row>
        <table:table-row table:style-name="ro1">
          <table:table-cell/>
          <table:table-cell table:formula="of:=[.B19]+5" office:value-type="float" office:value="70" calcext:value-type="float">
            <text:p>70</text:p>
          </table:table-cell>
          <table:table-cell office:value-type="float" office:value="207" calcext:value-type="float">
            <text:p>207</text:p>
          </table:table-cell>
          <table:table-cell table:formula="of:=[.B20]/2" office:value-type="float" office:value="35" calcext:value-type="float">
            <text:p>35,0</text:p>
          </table:table-cell>
          <table:table-cell table:formula="of:=[.C20]-180" office:value-type="float" office:value="27" calcext:value-type="float">
            <text:p>27</text:p>
          </table:table-cell>
          <table:table-cell table:formula="of:=[.D20]*3.1416/180" office:value-type="float" office:value="0.610866666666667" calcext:value-type="float">
            <text:p>0,61</text:p>
          </table:table-cell>
          <table:table-cell table:formula="of:=[.E20]*3.1416/180" office:value-type="float" office:value="0.47124" calcext:value-type="float">
            <text:p>0,47</text:p>
          </table:table-cell>
          <table:table-cell table:formula="of:=[.$A$4]+[.G20]-[.F20]" office:value-type="float" office:value="0.541053333333333" calcext:value-type="float">
            <text:p>0,54</text:p>
          </table:table-cell>
          <table:table-cell table:formula="of:=SQRT(SIN([.F20])*SIN([.F20]) + SIN([.H20])*SIN([.H20]) + 2*SIN([.F20])*SIN([.H20])*COS([.$A$4]))/SIN([.$A$4])" office:value-type="float" office:value="1.63090068247224" calcext:value-type="float">
            <text:p>1,63</text:p>
          </table:table-cell>
          <table:table-cell table:formula="of:=SIN([.F20])/[.I20]" office:value-type="float" office:value="0.351693768141667" calcext:value-type="float">
            <text:p>0,35</text:p>
          </table:table-cell>
          <table:table-cell table:formula="of:=[.J20]*[.J20]" office:value-type="float" office:value="0.123688506549685" calcext:value-type="float">
            <text:p>0,12</text:p>
          </table:table-cell>
          <table:table-cell/>
          <table:table-cell table:formula="of:=SIN(([.G20] + [.$A$4])/2)/SIN([.$A$4]/2)" office:value-type="float" office:value="1.6315990084112" calcext:value-type="float">
            <text:p>1,6315990084</text:p>
          </table:table-cell>
        </table:table-row>
        <table:table-row table:style-name="ro1">
          <table:table-cell/>
          <table:table-cell table:formula="of:=[.B20]+5" office:value-type="float" office:value="75" calcext:value-type="float">
            <text:p>75</text:p>
          </table:table-cell>
          <table:table-cell office:value-type="float" office:value="207" calcext:value-type="float">
            <text:p>207</text:p>
          </table:table-cell>
          <table:table-cell table:formula="of:=[.B21]/2" office:value-type="float" office:value="37.5" calcext:value-type="float">
            <text:p>37,5</text:p>
          </table:table-cell>
          <table:table-cell table:formula="of:=[.C21]-180" office:value-type="float" office:value="27" calcext:value-type="float">
            <text:p>27</text:p>
          </table:table-cell>
          <table:table-cell table:formula="of:=[.D21]*3.1416/180" office:value-type="float" office:value="0.6545" calcext:value-type="float">
            <text:p>0,65</text:p>
          </table:table-cell>
          <table:table-cell table:formula="of:=[.E21]*3.1416/180" office:value-type="float" office:value="0.47124" calcext:value-type="float">
            <text:p>0,47</text:p>
          </table:table-cell>
          <table:table-cell table:formula="of:=[.$A$4]+[.G21]-[.F21]" office:value-type="float" office:value="0.49742" calcext:value-type="float">
            <text:p>0,50</text:p>
          </table:table-cell>
          <table:table-cell table:formula="of:=SQRT(SIN([.F21])*SIN([.F21]) + SIN([.H21])*SIN([.H21]) + 2*SIN([.F21])*SIN([.H21])*COS([.$A$4]))/SIN([.$A$4])" office:value-type="float" office:value="1.62806649448614" calcext:value-type="float">
            <text:p>1,63</text:p>
          </table:table-cell>
          <table:table-cell table:formula="of:=SIN([.F21])/[.I21]" office:value-type="float" office:value="0.373917555148214" calcext:value-type="float">
            <text:p>0,37</text:p>
          </table:table-cell>
          <table:table-cell table:formula="of:=[.J21]*[.J21]" office:value-type="float" office:value="0.139814338048018" calcext:value-type="float">
            <text:p>0,14</text:p>
          </table:table-cell>
          <table:table-cell/>
          <table:table-cell table:formula="of:=SIN(([.G21] + [.$A$4])/2)/SIN([.$A$4]/2)" office:value-type="float" office:value="1.6315990084112" calcext:value-type="float">
            <text:p>1,6315990084</text:p>
          </table:table-cell>
        </table:table-row>
        <table:table-row table:style-name="ro1">
          <table:table-cell/>
          <table:table-cell table:formula="of:=[.B21]+5" office:value-type="float" office:value="80" calcext:value-type="float">
            <text:p>80</text:p>
          </table:table-cell>
          <table:table-cell office:value-type="float" office:value="207" calcext:value-type="float">
            <text:p>207</text:p>
          </table:table-cell>
          <table:table-cell table:formula="of:=[.B22]/2" office:value-type="float" office:value="40" calcext:value-type="float">
            <text:p>40,0</text:p>
          </table:table-cell>
          <table:table-cell table:formula="of:=[.C22]-180" office:value-type="float" office:value="27" calcext:value-type="float">
            <text:p>27</text:p>
          </table:table-cell>
          <table:table-cell table:formula="of:=[.D22]*3.1416/180" office:value-type="float" office:value="0.698133333333333" calcext:value-type="float">
            <text:p>0,70</text:p>
          </table:table-cell>
          <table:table-cell table:formula="of:=[.E22]*3.1416/180" office:value-type="float" office:value="0.47124" calcext:value-type="float">
            <text:p>0,47</text:p>
          </table:table-cell>
          <table:table-cell table:formula="of:=[.$A$4]+[.G22]-[.F22]" office:value-type="float" office:value="0.453786666666667" calcext:value-type="float">
            <text:p>0,45</text:p>
          </table:table-cell>
          <table:table-cell table:formula="of:=SQRT(SIN([.F22])*SIN([.F22]) + SIN([.H22])*SIN([.H22]) + 2*SIN([.F22])*SIN([.H22])*COS([.$A$4]))/SIN([.$A$4])" office:value-type="float" office:value="1.62306302897082" calcext:value-type="float">
            <text:p>1,62</text:p>
          </table:table-cell>
          <table:table-cell table:formula="of:=SIN([.F22])/[.I22]" office:value-type="float" office:value="0.396034441550985" calcext:value-type="float">
            <text:p>0,40</text:p>
          </table:table-cell>
          <table:table-cell table:formula="of:=[.J22]*[.J22]" office:value-type="float" office:value="0.156843278894601" calcext:value-type="float">
            <text:p>0,16</text:p>
          </table:table-cell>
          <table:table-cell/>
          <table:table-cell table:formula="of:=SIN(([.G22] + [.$A$4])/2)/SIN([.$A$4]/2)" office:value-type="float" office:value="1.6315990084112" calcext:value-type="float">
            <text:p>1,6315990084</text:p>
          </table:table-cell>
        </table:table-row>
        <table:table-row table:style-name="ro1">
          <table:table-cell/>
          <table:table-cell table:formula="of:=[.B22]+5" office:value-type="float" office:value="85" calcext:value-type="float">
            <text:p>85</text:p>
          </table:table-cell>
          <table:table-cell office:value-type="float" office:value="208" calcext:value-type="float">
            <text:p>208</text:p>
          </table:table-cell>
          <table:table-cell table:formula="of:=[.B23]/2" office:value-type="float" office:value="42.5" calcext:value-type="float">
            <text:p>42,5</text:p>
          </table:table-cell>
          <table:table-cell table:formula="of:=[.C23]-180" office:value-type="float" office:value="28" calcext:value-type="float">
            <text:p>28</text:p>
          </table:table-cell>
          <table:table-cell table:formula="of:=[.D23]*3.1416/180" office:value-type="float" office:value="0.741766666666667" calcext:value-type="float">
            <text:p>0,74</text:p>
          </table:table-cell>
          <table:table-cell table:formula="of:=[.E23]*3.1416/180" office:value-type="float" office:value="0.488693333333333" calcext:value-type="float">
            <text:p>0,49</text:p>
          </table:table-cell>
          <table:table-cell table:formula="of:=[.$A$4]+[.G23]-[.F23]" office:value-type="float" office:value="0.427606666666667" calcext:value-type="float">
            <text:p>0,43</text:p>
          </table:table-cell>
          <table:table-cell table:formula="of:=SQRT(SIN([.F23])*SIN([.F23]) + SIN([.H23])*SIN([.H23]) + 2*SIN([.F23])*SIN([.H23])*COS([.$A$4]))/SIN([.$A$4])" office:value-type="float" office:value="1.63895764635573" calcext:value-type="float">
            <text:p>1,64</text:p>
          </table:table-cell>
          <table:table-cell table:formula="of:=SIN([.F23])/[.I23]" office:value-type="float" office:value="0.412208020125053" calcext:value-type="float">
            <text:p>0,41</text:p>
          </table:table-cell>
          <table:table-cell table:formula="of:=[.J23]*[.J23]" office:value-type="float" office:value="0.169915451855416" calcext:value-type="float">
            <text:p>0,17</text:p>
          </table:table-cell>
          <table:table-cell/>
          <table:table-cell table:formula="of:=SIN(([.G23] + [.$A$4])/2)/SIN([.$A$4]/2)" office:value-type="float" office:value="1.65346178404323" calcext:value-type="float">
            <text:p>1,653461784</text:p>
          </table:table-cell>
        </table:table-row>
        <table:table-row table:style-name="ro1">
          <table:table-cell/>
          <table:table-cell table:formula="of:=[.B23]+5" office:value-type="float" office:value="90" calcext:value-type="float">
            <text:p>90</text:p>
          </table:table-cell>
          <table:table-cell office:value-type="float" office:value="208" calcext:value-type="float">
            <text:p>208</text:p>
          </table:table-cell>
          <table:table-cell table:formula="of:=[.B24]/2" office:value-type="float" office:value="45" calcext:value-type="float">
            <text:p>45,0</text:p>
          </table:table-cell>
          <table:table-cell table:formula="of:=[.C24]-180" office:value-type="float" office:value="28" calcext:value-type="float">
            <text:p>28</text:p>
          </table:table-cell>
          <table:table-cell table:formula="of:=[.D24]*3.1416/180" office:value-type="float" office:value="0.7854" calcext:value-type="float">
            <text:p>0,79</text:p>
          </table:table-cell>
          <table:table-cell table:formula="of:=[.E24]*3.1416/180" office:value-type="float" office:value="0.488693333333333" calcext:value-type="float">
            <text:p>0,49</text:p>
          </table:table-cell>
          <table:table-cell table:formula="of:=[.$A$4]+[.G24]-[.F24]" office:value-type="float" office:value="0.383973333333333" calcext:value-type="float">
            <text:p>0,38</text:p>
          </table:table-cell>
          <table:table-cell table:formula="of:=SQRT(SIN([.F24])*SIN([.F24]) + SIN([.H24])*SIN([.H24]) + 2*SIN([.F24])*SIN([.H24])*COS([.$A$4]))/SIN([.$A$4])" office:value-type="float" office:value="1.62983839485668" calcext:value-type="float">
            <text:p>1,63</text:p>
          </table:table-cell>
          <table:table-cell table:formula="of:=SIN([.F24])/[.I24]" office:value-type="float" office:value="0.433851651851443" calcext:value-type="float">
            <text:p>0,43</text:p>
          </table:table-cell>
          <table:table-cell table:formula="of:=[.J24]*[.J24]" office:value-type="float" office:value="0.188227255814225" calcext:value-type="float">
            <text:p>0,19</text:p>
          </table:table-cell>
          <table:table-cell/>
          <table:table-cell table:formula="of:=SIN(([.G24] + [.$A$4])/2)/SIN([.$A$4]/2)" office:value-type="float" office:value="1.65346178404323" calcext:value-type="float">
            <text:p>1,653461784</text:p>
          </table:table-cell>
        </table:table-row>
        <table:table-row table:style-name="ro1">
          <table:table-cell/>
          <table:table-cell table:formula="of:=[.B24]+5" office:value-type="float" office:value="95" calcext:value-type="float">
            <text:p>95</text:p>
          </table:table-cell>
          <table:table-cell office:value-type="float" office:value="209" calcext:value-type="float">
            <text:p>209</text:p>
          </table:table-cell>
          <table:table-cell table:formula="of:=[.B25]/2" office:value-type="float" office:value="47.5" calcext:value-type="float">
            <text:p>47,5</text:p>
          </table:table-cell>
          <table:table-cell table:formula="of:=[.C25]-180" office:value-type="float" office:value="29" calcext:value-type="float">
            <text:p>29</text:p>
          </table:table-cell>
          <table:table-cell table:formula="of:=[.D25]*3.1416/180" office:value-type="float" office:value="0.829033333333333" calcext:value-type="float">
            <text:p>0,83</text:p>
          </table:table-cell>
          <table:table-cell table:formula="of:=[.E25]*3.1416/180" office:value-type="float" office:value="0.506146666666667" calcext:value-type="float">
            <text:p>0,51</text:p>
          </table:table-cell>
          <table:table-cell table:formula="of:=[.$A$4]+[.G25]-[.F25]" office:value-type="float" office:value="0.357793333333333" calcext:value-type="float">
            <text:p>0,36</text:p>
          </table:table-cell>
          <table:table-cell table:formula="of:=SQRT(SIN([.F25])*SIN([.F25]) + SIN([.H25])*SIN([.H25]) + 2*SIN([.F25])*SIN([.H25])*COS([.$A$4]))/SIN([.$A$4])" office:value-type="float" office:value="1.64180053290644" calcext:value-type="float">
            <text:p>1,64</text:p>
          </table:table-cell>
          <table:table-cell table:formula="of:=SIN([.F25])/[.I25]" office:value-type="float" office:value="0.449067125850585" calcext:value-type="float">
            <text:p>0,45</text:p>
          </table:table-cell>
          <table:table-cell table:formula="of:=[.J25]*[.J25]" office:value-type="float" office:value="0.201661283519705" calcext:value-type="float">
            <text:p>0,20</text:p>
          </table:table-cell>
          <table:table-cell/>
          <table:table-cell table:formula="of:=SIN(([.G25] + [.$A$4])/2)/SIN([.$A$4]/2)" office:value-type="float" office:value="1.67519864156986" calcext:value-type="float">
            <text:p>1,6751986416</text:p>
          </table:table-cell>
        </table:table-row>
        <table:table-row table:style-name="ro1">
          <table:table-cell/>
          <table:table-cell table:formula="of:=[.B25]+5" office:value-type="float" office:value="100" calcext:value-type="float">
            <text:p>100</text:p>
          </table:table-cell>
          <table:table-cell office:value-type="float" office:value="210" calcext:value-type="float">
            <text:p>210</text:p>
          </table:table-cell>
          <table:table-cell table:formula="of:=[.B26]/2" office:value-type="float" office:value="50" calcext:value-type="float">
            <text:p>50,0</text:p>
          </table:table-cell>
          <table:table-cell table:formula="of:=[.C26]-180" office:value-type="float" office:value="30" calcext:value-type="float">
            <text:p>30</text:p>
          </table:table-cell>
          <table:table-cell table:formula="of:=[.D26]*3.1416/180" office:value-type="float" office:value="0.872666666666667" calcext:value-type="float">
            <text:p>0,87</text:p>
          </table:table-cell>
          <table:table-cell table:formula="of:=[.E26]*3.1416/180" office:value-type="float" office:value="0.5236" calcext:value-type="float">
            <text:p>0,52</text:p>
          </table:table-cell>
          <table:table-cell table:formula="of:=[.$A$4]+[.G26]-[.F26]" office:value-type="float" office:value="0.331613333333334" calcext:value-type="float">
            <text:p>0,33</text:p>
          </table:table-cell>
          <table:table-cell table:formula="of:=SQRT(SIN([.F26])*SIN([.F26]) + SIN([.H26])*SIN([.H26]) + 2*SIN([.F26])*SIN([.H26])*COS([.$A$4]))/SIN([.$A$4])" office:value-type="float" office:value="1.65170361301136" calcext:value-type="float">
            <text:p>1,65</text:p>
          </table:table-cell>
          <table:table-cell table:formula="of:=SIN([.F26])/[.I26]" office:value-type="float" office:value="0.463791293304622" calcext:value-type="float">
            <text:p>0,46</text:p>
          </table:table-cell>
          <table:table-cell table:formula="of:=[.J26]*[.J26]" office:value-type="float" office:value="0.215102363745174" calcext:value-type="float">
            <text:p>0,22</text:p>
          </table:table-cell>
          <table:table-cell/>
          <table:table-cell table:formula="of:=SIN(([.G26] + [.$A$4])/2)/SIN([.$A$4]/2)" office:value-type="float" office:value="1.69680792563751" calcext:value-type="float">
            <text:p>1,6968079256</text:p>
          </table:table-cell>
        </table:table-row>
        <table:table-row table:style-name="ro1">
          <table:table-cell/>
          <table:table-cell table:formula="of:=[.B26]+5" office:value-type="float" office:value="105" calcext:value-type="float">
            <text:p>105</text:p>
          </table:table-cell>
          <table:table-cell office:value-type="float" office:value="210" calcext:value-type="float">
            <text:p>210</text:p>
          </table:table-cell>
          <table:table-cell table:formula="of:=[.B27]/2" office:value-type="float" office:value="52.5" calcext:value-type="float">
            <text:p>52,5</text:p>
          </table:table-cell>
          <table:table-cell table:formula="of:=[.C27]-180" office:value-type="float" office:value="30" calcext:value-type="float">
            <text:p>30</text:p>
          </table:table-cell>
          <table:table-cell table:formula="of:=[.D27]*3.1416/180" office:value-type="float" office:value="0.9163" calcext:value-type="float">
            <text:p>0,92</text:p>
          </table:table-cell>
          <table:table-cell table:formula="of:=[.E27]*3.1416/180" office:value-type="float" office:value="0.5236" calcext:value-type="float">
            <text:p>0,52</text:p>
          </table:table-cell>
          <table:table-cell table:formula="of:=[.$A$4]+[.G27]-[.F27]" office:value-type="float" office:value="0.28798" calcext:value-type="float">
            <text:p>0,29</text:p>
          </table:table-cell>
          <table:table-cell table:formula="of:=SQRT(SIN([.F27])*SIN([.F27]) + SIN([.H27])*SIN([.H27]) + 2*SIN([.F27])*SIN([.H27])*COS([.$A$4]))/SIN([.$A$4])" office:value-type="float" office:value="1.63621830978371" calcext:value-type="float">
            <text:p>1,64</text:p>
          </table:table-cell>
          <table:table-cell table:formula="of:=SIN([.F27])/[.I27]" office:value-type="float" office:value="0.48487090013631" calcext:value-type="float">
            <text:p>0,48</text:p>
          </table:table-cell>
          <table:table-cell table:formula="of:=[.J27]*[.J27]" office:value-type="float" office:value="0.235099789798995" calcext:value-type="float">
            <text:p>0,24</text:p>
          </table:table-cell>
          <table:table-cell/>
          <table:table-cell table:formula="of:=SIN(([.G27] + [.$A$4])/2)/SIN([.$A$4]/2)" office:value-type="float" office:value="1.69680792563751" calcext:value-type="float">
            <text:p>1,6968079256</text:p>
          </table:table-cell>
        </table:table-row>
        <table:table-row table:style-name="ro1">
          <table:table-cell/>
          <table:table-cell table:formula="of:=[.B27]+5" office:value-type="float" office:value="110" calcext:value-type="float">
            <text:p>110</text:p>
          </table:table-cell>
          <table:table-cell office:value-type="float" office:value="211" calcext:value-type="float">
            <text:p>211</text:p>
          </table:table-cell>
          <table:table-cell table:formula="of:=[.B28]/2" office:value-type="float" office:value="55" calcext:value-type="float">
            <text:p>55,0</text:p>
          </table:table-cell>
          <table:table-cell table:formula="of:=[.C28]-180" office:value-type="float" office:value="31" calcext:value-type="float">
            <text:p>31</text:p>
          </table:table-cell>
          <table:table-cell table:formula="of:=[.D28]*3.1416/180" office:value-type="float" office:value="0.959933333333333" calcext:value-type="float">
            <text:p>0,96</text:p>
          </table:table-cell>
          <table:table-cell table:formula="of:=[.E28]*3.1416/180" office:value-type="float" office:value="0.541053333333333" calcext:value-type="float">
            <text:p>0,54</text:p>
          </table:table-cell>
          <table:table-cell table:formula="of:=[.$A$4]+[.G28]-[.F28]" office:value-type="float" office:value="0.2618" calcext:value-type="float">
            <text:p>0,26</text:p>
          </table:table-cell>
          <table:table-cell table:formula="of:=SQRT(SIN([.F28])*SIN([.F28]) + SIN([.H28])*SIN([.H28]) + 2*SIN([.F28])*SIN([.H28])*COS([.$A$4]))/SIN([.$A$4])" office:value-type="float" office:value="1.64178871212416" calcext:value-type="float">
            <text:p>1,64</text:p>
          </table:table-cell>
          <table:table-cell table:formula="of:=SIN([.F28])/[.I28]" office:value-type="float" office:value="0.498939556451839" calcext:value-type="float">
            <text:p>0,50</text:p>
          </table:table-cell>
          <table:table-cell table:formula="of:=[.J28]*[.J28]" office:value-type="float" office:value="0.248940680992357" calcext:value-type="float">
            <text:p>0,25</text:p>
          </table:table-cell>
          <table:table-cell/>
          <table:table-cell table:formula="of:=SIN(([.G28] + [.$A$4])/2)/SIN([.$A$4]/2)" office:value-type="float" office:value="1.71828799060782" calcext:value-type="float">
            <text:p>1,7182879906</text:p>
          </table:table-cell>
        </table:table-row>
        <table:table-row table:style-name="ro1">
          <table:table-cell/>
          <table:table-cell table:formula="of:=[.B28]+5" office:value-type="float" office:value="115" calcext:value-type="float">
            <text:p>115</text:p>
          </table:table-cell>
          <table:table-cell office:value-type="float" office:value="212" calcext:value-type="float">
            <text:p>212</text:p>
          </table:table-cell>
          <table:table-cell table:formula="of:=[.B29]/2" office:value-type="float" office:value="57.5" calcext:value-type="float">
            <text:p>57,5</text:p>
          </table:table-cell>
          <table:table-cell table:formula="of:=[.C29]-180" office:value-type="float" office:value="32" calcext:value-type="float">
            <text:p>32</text:p>
          </table:table-cell>
          <table:table-cell table:formula="of:=[.D29]*3.1416/180" office:value-type="float" office:value="1.00356666666667" calcext:value-type="float">
            <text:p>1,00</text:p>
          </table:table-cell>
          <table:table-cell table:formula="of:=[.E29]*3.1416/180" office:value-type="float" office:value="0.558506666666667" calcext:value-type="float">
            <text:p>0,56</text:p>
          </table:table-cell>
          <table:table-cell table:formula="of:=[.$A$4]+[.G29]-[.F29]" office:value-type="float" office:value="0.23562" calcext:value-type="float">
            <text:p>0,24</text:p>
          </table:table-cell>
          <table:table-cell table:formula="of:=SQRT(SIN([.F29])*SIN([.F29]) + SIN([.H29])*SIN([.H29]) + 2*SIN([.F29])*SIN([.H29])*COS([.$A$4]))/SIN([.$A$4])" office:value-type="float" office:value="1.64509014322911" calcext:value-type="float">
            <text:p>1,65</text:p>
          </table:table-cell>
          <table:table-cell table:formula="of:=SIN([.F29])/[.I29]" office:value-type="float" office:value="0.512672639976827" calcext:value-type="float">
            <text:p>0,51</text:p>
          </table:table-cell>
          <table:table-cell table:formula="of:=[.J29]*[.J29]" office:value-type="float" office:value="0.262833235780809" calcext:value-type="float">
            <text:p>0,26</text:p>
          </table:table-cell>
          <table:table-cell/>
          <table:table-cell table:formula="of:=SIN(([.G29] + [.$A$4])/2)/SIN([.$A$4]/2)" office:value-type="float" office:value="1.73963720068305" calcext:value-type="float">
            <text:p>1,7396372007</text:p>
          </table:table-cell>
        </table:table-row>
        <table:table-row table:style-name="ro1">
          <table:table-cell/>
          <table:table-cell table:formula="of:=[.B29]+5" office:value-type="float" office:value="120" calcext:value-type="float">
            <text:p>120</text:p>
          </table:table-cell>
          <table:table-cell office:value-type="float" office:value="213" calcext:value-type="float">
            <text:p>213</text:p>
          </table:table-cell>
          <table:table-cell table:formula="of:=[.B30]/2" office:value-type="float" office:value="60" calcext:value-type="float">
            <text:p>60,0</text:p>
          </table:table-cell>
          <table:table-cell table:formula="of:=[.C30]-180" office:value-type="float" office:value="33" calcext:value-type="float">
            <text:p>33</text:p>
          </table:table-cell>
          <table:table-cell table:formula="of:=[.D30]*3.1416/180" office:value-type="float" office:value="1.0472" calcext:value-type="float">
            <text:p>1,05</text:p>
          </table:table-cell>
          <table:table-cell table:formula="of:=[.E30]*3.1416/180" office:value-type="float" office:value="0.57596" calcext:value-type="float">
            <text:p>0,58</text:p>
          </table:table-cell>
          <table:table-cell table:formula="of:=[.$A$4]+[.G30]-[.F30]" office:value-type="float" office:value="0.20944" calcext:value-type="float">
            <text:p>0,21</text:p>
          </table:table-cell>
          <table:table-cell table:formula="of:=SQRT(SIN([.F30])*SIN([.F30]) + SIN([.H30])*SIN([.H30]) + 2*SIN([.F30])*SIN([.H30])*COS([.$A$4]))/SIN([.$A$4])" office:value-type="float" office:value="1.64605992234456" calcext:value-type="float">
            <text:p>1,65</text:p>
          </table:table-cell>
          <table:table-cell table:formula="of:=SIN([.F30])/[.I30]" office:value-type="float" office:value="0.526120960985444" calcext:value-type="float">
            <text:p>0,53</text:p>
          </table:table-cell>
          <table:table-cell table:formula="of:=[.J30]*[.J30]" office:value-type="float" office:value="0.276803265588248" calcext:value-type="float">
            <text:p>0,28</text:p>
          </table:table-cell>
          <table:table-cell/>
          <table:table-cell table:formula="of:=SIN(([.G30] + [.$A$4])/2)/SIN([.$A$4]/2)" office:value-type="float" office:value="1.76085393003057" calcext:value-type="float">
            <text:p>1,76085393</text:p>
          </table:table-cell>
        </table:table-row>
        <table:table-row table:style-name="ro1">
          <table:table-cell/>
          <table:table-cell table:formula="of:=[.B30]+5" office:value-type="float" office:value="125" calcext:value-type="float">
            <text:p>125</text:p>
          </table:table-cell>
          <table:table-cell office:value-type="float" office:value="214" calcext:value-type="float">
            <text:p>214</text:p>
          </table:table-cell>
          <table:table-cell table:formula="of:=[.B31]/2" office:value-type="float" office:value="62.5" calcext:value-type="float">
            <text:p>62,5</text:p>
          </table:table-cell>
          <table:table-cell table:formula="of:=[.C31]-180" office:value-type="float" office:value="34" calcext:value-type="float">
            <text:p>34</text:p>
          </table:table-cell>
          <table:table-cell table:formula="of:=[.D31]*3.1416/180" office:value-type="float" office:value="1.09083333333333" calcext:value-type="float">
            <text:p>1,09</text:p>
          </table:table-cell>
          <table:table-cell table:formula="of:=[.E31]*3.1416/180" office:value-type="float" office:value="0.593413333333333" calcext:value-type="float">
            <text:p>0,59</text:p>
          </table:table-cell>
          <table:table-cell table:formula="of:=[.$A$4]+[.G31]-[.F31]" office:value-type="float" office:value="0.18326" calcext:value-type="float">
            <text:p>0,18</text:p>
          </table:table-cell>
          <table:table-cell table:formula="of:=SQRT(SIN([.F31])*SIN([.F31]) + SIN([.H31])*SIN([.H31]) + 2*SIN([.F31])*SIN([.H31])*COS([.$A$4]))/SIN([.$A$4])" office:value-type="float" office:value="1.64464276884954" calcext:value-type="float">
            <text:p>1,64</text:p>
          </table:table-cell>
          <table:table-cell table:formula="of:=SIN([.F31])/[.I31]" office:value-type="float" office:value="0.539334150747648" calcext:value-type="float">
            <text:p>0,54</text:p>
          </table:table-cell>
          <table:table-cell table:formula="of:=[.J31]*[.J31]" office:value-type="float" office:value="0.290881326162687" calcext:value-type="float">
            <text:p>0,29</text:p>
          </table:table-cell>
          <table:table-cell/>
          <table:table-cell table:formula="of:=SIN(([.G31] + [.$A$4])/2)/SIN([.$A$4]/2)" office:value-type="float" office:value="1.78193656290675" calcext:value-type="float">
            <text:p>1,7819365629</text:p>
          </table:table-cell>
        </table:table-row>
        <table:table-row table:style-name="ro1">
          <table:table-cell/>
          <table:table-cell table:formula="of:=[.B31]+5" office:value-type="float" office:value="130" calcext:value-type="float">
            <text:p>130</text:p>
          </table:table-cell>
          <table:table-cell office:value-type="float" office:value="215" calcext:value-type="float">
            <text:p>215</text:p>
          </table:table-cell>
          <table:table-cell table:formula="of:=[.B32]/2" office:value-type="float" office:value="65" calcext:value-type="float">
            <text:p>65,0</text:p>
          </table:table-cell>
          <table:table-cell table:formula="of:=[.C32]-180" office:value-type="float" office:value="35" calcext:value-type="float">
            <text:p>35</text:p>
          </table:table-cell>
          <table:table-cell table:formula="of:=[.D32]*3.1416/180" office:value-type="float" office:value="1.13446666666667" calcext:value-type="float">
            <text:p>1,13</text:p>
          </table:table-cell>
          <table:table-cell table:formula="of:=[.E32]*3.1416/180" office:value-type="float" office:value="0.610866666666667" calcext:value-type="float">
            <text:p>0,61</text:p>
          </table:table-cell>
          <table:table-cell table:formula="of:=[.$A$4]+[.G32]-[.F32]" office:value-type="float" office:value="0.15708" calcext:value-type="float">
            <text:p>0,16</text:p>
          </table:table-cell>
          <table:table-cell table:formula="of:=SQRT(SIN([.F32])*SIN([.F32]) + SIN([.H32])*SIN([.H32]) + 2*SIN([.F32])*SIN([.H32])*COS([.$A$4]))/SIN([.$A$4])" office:value-type="float" office:value="1.64079093424304" calcext:value-type="float">
            <text:p>1,64</text:p>
          </table:table-cell>
          <table:table-cell table:formula="of:=SIN([.F32])/[.I32]" office:value-type="float" office:value="0.552360992049871" calcext:value-type="float">
            <text:p>0,55</text:p>
          </table:table-cell>
          <table:table-cell table:formula="of:=[.J32]*[.J32]" office:value-type="float" office:value="0.305102665538318" calcext:value-type="float">
            <text:p>0,31</text:p>
          </table:table-cell>
          <table:table-cell/>
          <table:table-cell table:formula="of:=SIN(([.G32] + [.$A$4])/2)/SIN([.$A$4]/2)" office:value-type="float" office:value="1.80288349377997" calcext:value-type="float">
            <text:p>1,8028834938</text:p>
          </table:table-cell>
        </table:table-row>
        <table:table-row table:style-name="ro1">
          <table:table-cell/>
          <table:table-cell table:formula="of:=[.B32]+5" office:value-type="float" office:value="135" calcext:value-type="float">
            <text:p>135</text:p>
          </table:table-cell>
          <table:table-cell office:value-type="float" office:value="217" calcext:value-type="float">
            <text:p>217</text:p>
          </table:table-cell>
          <table:table-cell table:formula="of:=[.B33]/2" office:value-type="float" office:value="67.5" calcext:value-type="float">
            <text:p>67,5</text:p>
          </table:table-cell>
          <table:table-cell table:formula="of:=[.C33]-180" office:value-type="float" office:value="37" calcext:value-type="float">
            <text:p>37</text:p>
          </table:table-cell>
          <table:table-cell table:formula="of:=[.D33]*3.1416/180" office:value-type="float" office:value="1.1781" calcext:value-type="float">
            <text:p>1,18</text:p>
          </table:table-cell>
          <table:table-cell table:formula="of:=[.E33]*3.1416/180" office:value-type="float" office:value="0.645773333333333" calcext:value-type="float">
            <text:p>0,65</text:p>
          </table:table-cell>
          <table:table-cell table:formula="of:=[.$A$4]+[.G33]-[.F33]" office:value-type="float" office:value="0.148353333333333" calcext:value-type="float">
            <text:p>0,15</text:p>
          </table:table-cell>
          <table:table-cell table:formula="of:=SQRT(SIN([.F33])*SIN([.F33]) + SIN([.H33])*SIN([.H33]) + 2*SIN([.F33])*SIN([.H33])*COS([.$A$4]))/SIN([.$A$4])" office:value-type="float" office:value="1.65719210175024" calcext:value-type="float">
            <text:p>1,66</text:p>
          </table:table-cell>
          <table:table-cell table:formula="of:=SIN([.F33])/[.I33]" office:value-type="float" office:value="0.557497580267295" calcext:value-type="float">
            <text:p>0,56</text:p>
          </table:table-cell>
          <table:table-cell table:formula="of:=[.J33]*[.J33]" office:value-type="float" office:value="0.310803552003889" calcext:value-type="float">
            <text:p>0,31</text:p>
          </table:table-cell>
          <table:table-cell/>
          <table:table-cell table:formula="of:=SIN(([.G33] + [.$A$4])/2)/SIN([.$A$4]/2)" office:value-type="float" office:value="1.84436387918387" calcext:value-type="float">
            <text:p>1,8443638792</text:p>
          </table:table-cell>
        </table:table-row>
        <table:table-row table:style-name="ro1">
          <table:table-cell/>
          <table:table-cell table:formula="of:=[.B33]+5" office:value-type="float" office:value="140" calcext:value-type="float">
            <text:p>140</text:p>
          </table:table-cell>
          <table:table-cell office:value-type="float" office:value="218" calcext:value-type="float">
            <text:p>218</text:p>
          </table:table-cell>
          <table:table-cell table:formula="of:=[.B34]/2" office:value-type="float" office:value="70" calcext:value-type="float">
            <text:p>70,0</text:p>
          </table:table-cell>
          <table:table-cell table:formula="of:=[.C34]-180" office:value-type="float" office:value="38" calcext:value-type="float">
            <text:p>38</text:p>
          </table:table-cell>
          <table:table-cell table:formula="of:=[.D34]*3.1416/180" office:value-type="float" office:value="1.22173333333333" calcext:value-type="float">
            <text:p>1,22</text:p>
          </table:table-cell>
          <table:table-cell table:formula="of:=[.E34]*3.1416/180" office:value-type="float" office:value="0.663226666666667" calcext:value-type="float">
            <text:p>0,66</text:p>
          </table:table-cell>
          <table:table-cell table:formula="of:=[.$A$4]+[.G34]-[.F34]" office:value-type="float" office:value="0.122173333333333" calcext:value-type="float">
            <text:p>0,12</text:p>
          </table:table-cell>
          <table:table-cell table:formula="of:=SQRT(SIN([.F34])*SIN([.F34]) + SIN([.H34])*SIN([.H34]) + 2*SIN([.F34])*SIN([.H34])*COS([.$A$4]))/SIN([.$A$4])" office:value-type="float" office:value="1.6481927174376" calcext:value-type="float">
            <text:p>1,65</text:p>
          </table:table-cell>
          <table:table-cell table:formula="of:=SIN([.F34])/[.I34]" office:value-type="float" office:value="0.57013575413262" calcext:value-type="float">
            <text:p>0,57</text:p>
          </table:table-cell>
          <table:table-cell table:formula="of:=[.J34]*[.J34]" office:value-type="float" office:value="0.325054778140371" calcext:value-type="float">
            <text:p>0,33</text:p>
          </table:table-cell>
          <table:table-cell/>
          <table:table-cell table:formula="of:=SIN(([.G34] + [.$A$4])/2)/SIN([.$A$4]/2)" office:value-type="float" office:value="1.86489417480784" calcext:value-type="float">
            <text:p>1,8648941748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office:value-type="string" calcext:value-type="string">
            <text:p>horizontal</text:p>
          </table:table-cell>
          <table:table-cell office:value-type="string" calcext:value-type="string">
            <text:p>(особая)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office:value-type="string" calcext:value-type="string">
            <text:p>2phi</text:p>
          </table:table-cell>
          <table:table-cell office:value-type="string" calcext:value-type="string">
            <text:p>180+psi</text:p>
          </table:table-cell>
          <table:table-cell table:style-name="Default" office:value-type="string" calcext:value-type="string">
            <text:p>Phi_1</text:p>
          </table:table-cell>
          <table:table-cell office:value-type="string" calcext:value-type="string">
            <text:p>psi</text:p>
          </table:table-cell>
          <table:table-cell table:style-name="Default" office:value-type="string" calcext:value-type="string">
            <text:p>phi_1, rad</text:p>
          </table:table-cell>
          <table:table-cell table:style-name="Default" office:value-type="string" calcext:value-type="string">
            <text:p>psi, rad</text:p>
          </table:table-cell>
          <table:table-cell table:style-name="Default" office:value-type="string" calcext:value-type="string">
            <text:p>phi_2, rad</text:p>
          </table:table-cell>
          <table:table-cell table:style-name="Default" office:value-type="string" calcext:value-type="string">
            <text:p>n_необыкн</text:p>
          </table:table-cell>
          <table:table-cell table:style-name="Default" office:value-type="string" calcext:value-type="string">
            <text:p>theta, rad</text:p>
          </table:table-cell>
          <table:table-cell table:style-name="Default" office:value-type="string" calcext:value-type="string">
            <text:p>Cos^2\theta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02" calcext:value-type="float">
            <text:p>202</text:p>
          </table:table-cell>
          <table:table-cell table:formula="of:=[.B39]/2" office:value-type="float" office:value="10" calcext:value-type="float">
            <text:p>10,0</text:p>
          </table:table-cell>
          <table:table-cell table:formula="of:=[.C39]-180" office:value-type="float" office:value="22" calcext:value-type="float">
            <text:p>22</text:p>
          </table:table-cell>
          <table:table-cell table:formula="of:=[.D39]*3.1416/180" office:value-type="float" office:value="0.174533333333333" calcext:value-type="float">
            <text:p>0,17</text:p>
          </table:table-cell>
          <table:table-cell table:formula="of:=[.E39]*3.1416/180" office:value-type="float" office:value="0.383973333333333" calcext:value-type="float">
            <text:p>0,38</text:p>
          </table:table-cell>
          <table:table-cell table:formula="of:=[.$A$4]+[.G39]-[.F39]" office:value-type="float" office:value="0.89012" calcext:value-type="float">
            <text:p>0,89</text:p>
          </table:table-cell>
          <table:table-cell table:formula="of:=SQRT(SIN([.F39])*SIN([.F39]) + SIN([.H39])*SIN([.H39]) + 2*SIN([.F39])*SIN([.H39])*COS([.$A$4]))/SIN([.$A$4])" office:value-type="float" office:value="1.45969983124461" calcext:value-type="float">
            <text:p>1,46</text:p>
          </table:table-cell>
          <table:table-cell table:formula="of:=SIN([.F39])/[.I39]" office:value-type="float" office:value="0.118961841252173" calcext:value-type="float">
            <text:p>0,12</text:p>
          </table:table-cell>
          <table:table-cell table:formula="of:=[.J39]*[.J39]" office:value-type="float" office:value="0.0141519196741072" calcext:value-type="float">
            <text:p>0,01</text:p>
          </table:table-cell>
          <table:table-cell/>
          <table:table-cell table:formula="of:=SIN(([.G39] + [.$A$4])/2)/SIN([.$A$4]/2)" office:value-type="float" office:value="1.52045496016949" calcext:value-type="float">
            <text:p>1,5204549602</text:p>
          </table:table-cell>
        </table:table-row>
        <table:table-row table:style-name="ro1">
          <table:table-cell/>
          <table:table-cell table:formula="of:=[.B39]+5" office:value-type="float" office:value="25" calcext:value-type="float">
            <text:p>25</text:p>
          </table:table-cell>
          <table:table-cell office:value-type="float" office:value="202" calcext:value-type="float">
            <text:p>202</text:p>
          </table:table-cell>
          <table:table-cell table:formula="of:=[.B40]/2" office:value-type="float" office:value="12.5" calcext:value-type="float">
            <text:p>12,5</text:p>
          </table:table-cell>
          <table:table-cell table:formula="of:=[.C40]-180" office:value-type="float" office:value="22" calcext:value-type="float">
            <text:p>22</text:p>
          </table:table-cell>
          <table:table-cell table:formula="of:=[.D40]*3.1416/180" office:value-type="float" office:value="0.218166666666667" calcext:value-type="float">
            <text:p>0,22</text:p>
          </table:table-cell>
          <table:table-cell table:formula="of:=[.E40]*3.1416/180" office:value-type="float" office:value="0.383973333333333" calcext:value-type="float">
            <text:p>0,38</text:p>
          </table:table-cell>
          <table:table-cell table:formula="of:=[.$A$4]+[.G40]-[.F40]" office:value-type="float" office:value="0.846486666666667" calcext:value-type="float">
            <text:p>0,85</text:p>
          </table:table-cell>
          <table:table-cell table:formula="of:=SQRT(SIN([.F40])*SIN([.F40]) + SIN([.H40])*SIN([.H40]) + 2*SIN([.F40])*SIN([.H40])*COS([.$A$4]))/SIN([.$A$4])" office:value-type="float" office:value="1.4733669912436" calcext:value-type="float">
            <text:p>1,47</text:p>
          </table:table-cell>
          <table:table-cell table:formula="of:=SIN([.F40])/[.I40]" office:value-type="float" office:value="0.146901697471694" calcext:value-type="float">
            <text:p>0,15</text:p>
          </table:table-cell>
          <table:table-cell table:formula="of:=[.J40]*[.J40]" office:value-type="float" office:value="0.021580108720065" calcext:value-type="float">
            <text:p>0,02</text:p>
          </table:table-cell>
          <table:table-cell/>
          <table:table-cell table:formula="of:=SIN(([.G40] + [.$A$4])/2)/SIN([.$A$4]/2)" office:value-type="float" office:value="1.52045496016949" calcext:value-type="float">
            <text:p>1,5204549602</text:p>
          </table:table-cell>
        </table:table-row>
        <table:table-row table:style-name="ro1">
          <table:table-cell/>
          <table:table-cell table:formula="of:=[.B40]+5" office:value-type="float" office:value="30" calcext:value-type="float">
            <text:p>30</text:p>
          </table:table-cell>
          <table:table-cell office:value-type="float" office:value="201" calcext:value-type="float">
            <text:p>201</text:p>
          </table:table-cell>
          <table:table-cell table:formula="of:=[.B41]/2" office:value-type="float" office:value="15" calcext:value-type="float">
            <text:p>15,0</text:p>
          </table:table-cell>
          <table:table-cell table:formula="of:=[.C41]-180" office:value-type="float" office:value="21" calcext:value-type="float">
            <text:p>21</text:p>
          </table:table-cell>
          <table:table-cell table:formula="of:=[.D41]*3.1416/180" office:value-type="float" office:value="0.2618" calcext:value-type="float">
            <text:p>0,26</text:p>
          </table:table-cell>
          <table:table-cell table:formula="of:=[.E41]*3.1416/180" office:value-type="float" office:value="0.36652" calcext:value-type="float">
            <text:p>0,37</text:p>
          </table:table-cell>
          <table:table-cell table:formula="of:=[.$A$4]+[.G41]-[.F41]" office:value-type="float" office:value="0.7854" calcext:value-type="float">
            <text:p>0,79</text:p>
          </table:table-cell>
          <table:table-cell table:formula="of:=SQRT(SIN([.F41])*SIN([.F41]) + SIN([.H41])*SIN([.H41]) + 2*SIN([.F41])*SIN([.H41])*COS([.$A$4]))/SIN([.$A$4])" office:value-type="float" office:value="1.4662423087518" calcext:value-type="float">
            <text:p>1,47</text:p>
          </table:table-cell>
          <table:table-cell table:formula="of:=SIN([.F41])/[.I41]" office:value-type="float" office:value="0.176519007055127" calcext:value-type="float">
            <text:p>0,18</text:p>
          </table:table-cell>
          <table:table-cell table:formula="of:=[.J41]*[.J41]" office:value-type="float" office:value="0.0311589598517278" calcext:value-type="float">
            <text:p>0,03</text:p>
          </table:table-cell>
          <table:table-cell/>
          <table:table-cell table:formula="of:=SIN(([.G41] + [.$A$4])/2)/SIN([.$A$4]/2)" office:value-type="float" office:value="1.49787196641016" calcext:value-type="float">
            <text:p>1,4978719664</text:p>
          </table:table-cell>
        </table:table-row>
        <table:table-row table:style-name="ro1">
          <table:table-cell/>
          <table:table-cell table:formula="of:=[.B41]+5" office:value-type="float" office:value="35" calcext:value-type="float">
            <text:p>35</text:p>
          </table:table-cell>
          <table:table-cell office:value-type="float" office:value="201" calcext:value-type="float">
            <text:p>201</text:p>
          </table:table-cell>
          <table:table-cell table:formula="of:=[.B42]/2" office:value-type="float" office:value="17.5" calcext:value-type="float">
            <text:p>17,5</text:p>
          </table:table-cell>
          <table:table-cell table:formula="of:=[.C42]-180" office:value-type="float" office:value="21" calcext:value-type="float">
            <text:p>21</text:p>
          </table:table-cell>
          <table:table-cell table:formula="of:=[.D42]*3.1416/180" office:value-type="float" office:value="0.305433333333333" calcext:value-type="float">
            <text:p>0,31</text:p>
          </table:table-cell>
          <table:table-cell table:formula="of:=[.E42]*3.1416/180" office:value-type="float" office:value="0.36652" calcext:value-type="float">
            <text:p>0,37</text:p>
          </table:table-cell>
          <table:table-cell table:formula="of:=[.$A$4]+[.G42]-[.F42]" office:value-type="float" office:value="0.741766666666667" calcext:value-type="float">
            <text:p>0,74</text:p>
          </table:table-cell>
          <table:table-cell table:formula="of:=SQRT(SIN([.F42])*SIN([.F42]) + SIN([.H42])*SIN([.H42]) + 2*SIN([.F42])*SIN([.H42])*COS([.$A$4]))/SIN([.$A$4])" office:value-type="float" office:value="1.47582372450524" calcext:value-type="float">
            <text:p>1,48</text:p>
          </table:table-cell>
          <table:table-cell table:formula="of:=SIN([.F42])/[.I42]" office:value-type="float" office:value="0.203755011989924" calcext:value-type="float">
            <text:p>0,20</text:p>
          </table:table-cell>
          <table:table-cell table:formula="of:=[.J42]*[.J42]" office:value-type="float" office:value="0.0415161049110139" calcext:value-type="float">
            <text:p>0,04</text:p>
          </table:table-cell>
          <table:table-cell/>
          <table:table-cell table:formula="of:=SIN(([.G42] + [.$A$4])/2)/SIN([.$A$4]/2)" office:value-type="float" office:value="1.49787196641016" calcext:value-type="float">
            <text:p>1,4978719664</text:p>
          </table:table-cell>
        </table:table-row>
        <table:table-row table:style-name="ro1">
          <table:table-cell/>
          <table:table-cell table:formula="of:=[.B42]+5" office:value-type="float" office:value="40" calcext:value-type="float">
            <text:p>40</text:p>
          </table:table-cell>
          <table:table-cell office:value-type="float" office:value="201" calcext:value-type="float">
            <text:p>201</text:p>
          </table:table-cell>
          <table:table-cell table:formula="of:=[.B43]/2" office:value-type="float" office:value="20" calcext:value-type="float">
            <text:p>20,0</text:p>
          </table:table-cell>
          <table:table-cell table:formula="of:=[.C43]-180" office:value-type="float" office:value="21" calcext:value-type="float">
            <text:p>21</text:p>
          </table:table-cell>
          <table:table-cell table:formula="of:=[.D43]*3.1416/180" office:value-type="float" office:value="0.349066666666667" calcext:value-type="float">
            <text:p>0,35</text:p>
          </table:table-cell>
          <table:table-cell table:formula="of:=[.E43]*3.1416/180" office:value-type="float" office:value="0.36652" calcext:value-type="float">
            <text:p>0,37</text:p>
          </table:table-cell>
          <table:table-cell table:formula="of:=[.$A$4]+[.G43]-[.F43]" office:value-type="float" office:value="0.698133333333333" calcext:value-type="float">
            <text:p>0,70</text:p>
          </table:table-cell>
          <table:table-cell table:formula="of:=SQRT(SIN([.F43])*SIN([.F43]) + SIN([.H43])*SIN([.H43]) + 2*SIN([.F43])*SIN([.H43])*COS([.$A$4]))/SIN([.$A$4])" office:value-type="float" office:value="1.48371762733486" calcext:value-type="float">
            <text:p>1,48</text:p>
          </table:table-cell>
          <table:table-cell table:formula="of:=SIN([.F43])/[.I43]" office:value-type="float" office:value="0.230516173741726" calcext:value-type="float">
            <text:p>0,23</text:p>
          </table:table-cell>
          <table:table-cell table:formula="of:=[.J43]*[.J43]" office:value-type="float" office:value="0.0531377063565255" calcext:value-type="float">
            <text:p>0,05</text:p>
          </table:table-cell>
          <table:table-cell/>
          <table:table-cell table:formula="of:=SIN(([.G43] + [.$A$4])/2)/SIN([.$A$4]/2)" office:value-type="float" office:value="1.49787196641016" calcext:value-type="float">
            <text:p>1,4978719664</text:p>
          </table:table-cell>
        </table:table-row>
        <table:table-row table:style-name="ro1">
          <table:table-cell/>
          <table:table-cell table:formula="of:=[.B43]+5"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table:formula="of:=[.B44]/2" office:value-type="float" office:value="22.5" calcext:value-type="float">
            <text:p>22,5</text:p>
          </table:table-cell>
          <table:table-cell table:formula="of:=[.C44]-180" office:value-type="float" office:value="20" calcext:value-type="float">
            <text:p>20</text:p>
          </table:table-cell>
          <table:table-cell table:formula="of:=[.D44]*3.1416/180" office:value-type="float" office:value="0.3927" calcext:value-type="float">
            <text:p>0,39</text:p>
          </table:table-cell>
          <table:table-cell table:formula="of:=[.E44]*3.1416/180" office:value-type="float" office:value="0.349066666666667" calcext:value-type="float">
            <text:p>0,35</text:p>
          </table:table-cell>
          <table:table-cell table:formula="of:=[.$A$4]+[.G44]-[.F44]" office:value-type="float" office:value="0.637046666666667" calcext:value-type="float">
            <text:p>0,64</text:p>
          </table:table-cell>
          <table:table-cell table:formula="of:=SQRT(SIN([.F44])*SIN([.F44]) + SIN([.H44])*SIN([.H44]) + 2*SIN([.F44])*SIN([.H44])*COS([.$A$4]))/SIN([.$A$4])" office:value-type="float" office:value="1.46849656908161" calcext:value-type="float">
            <text:p>1,47</text:p>
          </table:table-cell>
          <table:table-cell table:formula="of:=SIN([.F44])/[.I44]" office:value-type="float" office:value="0.260595965167294" calcext:value-type="float">
            <text:p>0,26</text:p>
          </table:table-cell>
          <table:table-cell table:formula="of:=[.J44]*[.J44]" office:value-type="float" office:value="0.0679102570614735" calcext:value-type="float">
            <text:p>0,07</text:p>
          </table:table-cell>
          <table:table-cell/>
          <table:table-cell table:formula="of:=SIN(([.G44] + [.$A$4])/2)/SIN([.$A$4]/2)" office:value-type="float" office:value="1.47517490336786" calcext:value-type="float">
            <text:p>1,4751749034</text:p>
          </table:table-cell>
        </table:table-row>
        <table:table-row table:style-name="ro1">
          <table:table-cell/>
          <table:table-cell table:formula="of:=[.B44]+5"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table:formula="of:=[.B45]/2" office:value-type="float" office:value="25" calcext:value-type="float">
            <text:p>25,0</text:p>
          </table:table-cell>
          <table:table-cell table:formula="of:=[.C45]-180" office:value-type="float" office:value="20" calcext:value-type="float">
            <text:p>20</text:p>
          </table:table-cell>
          <table:table-cell table:formula="of:=[.D45]*3.1416/180" office:value-type="float" office:value="0.436333333333333" calcext:value-type="float">
            <text:p>0,44</text:p>
          </table:table-cell>
          <table:table-cell table:formula="of:=[.E45]*3.1416/180" office:value-type="float" office:value="0.349066666666667" calcext:value-type="float">
            <text:p>0,35</text:p>
          </table:table-cell>
          <table:table-cell table:formula="of:=[.$A$4]+[.G45]-[.F45]" office:value-type="float" office:value="0.593413333333334" calcext:value-type="float">
            <text:p>0,59</text:p>
          </table:table-cell>
          <table:table-cell table:formula="of:=SQRT(SIN([.F45])*SIN([.F45]) + SIN([.H45])*SIN([.H45]) + 2*SIN([.F45])*SIN([.H45])*COS([.$A$4]))/SIN([.$A$4])" office:value-type="float" office:value="1.47241058064193" calcext:value-type="float">
            <text:p>1,47</text:p>
          </table:table-cell>
          <table:table-cell table:formula="of:=SIN([.F45])/[.I45]" office:value-type="float" office:value="0.287025366452855" calcext:value-type="float">
            <text:p>0,29</text:p>
          </table:table-cell>
          <table:table-cell table:formula="of:=[.J45]*[.J45]" office:value-type="float" office:value="0.0823835609873956" calcext:value-type="float">
            <text:p>0,08</text:p>
          </table:table-cell>
          <table:table-cell/>
          <table:table-cell table:formula="of:=SIN(([.G45] + [.$A$4])/2)/SIN([.$A$4]/2)" office:value-type="float" office:value="1.47517490336786" calcext:value-type="float">
            <text:p>1,4751749034</text:p>
          </table:table-cell>
        </table:table-row>
        <table:table-row table:style-name="ro1">
          <table:table-cell/>
          <table:table-cell table:formula="of:=[.B45]+5" office:value-type="float" office:value="55" calcext:value-type="float">
            <text:p>55</text:p>
          </table:table-cell>
          <table:table-cell office:value-type="float" office:value="200" calcext:value-type="float">
            <text:p>200</text:p>
          </table:table-cell>
          <table:table-cell table:formula="of:=[.B46]/2" office:value-type="float" office:value="27.5" calcext:value-type="float">
            <text:p>27,5</text:p>
          </table:table-cell>
          <table:table-cell table:formula="of:=[.C46]-180" office:value-type="float" office:value="20" calcext:value-type="float">
            <text:p>20</text:p>
          </table:table-cell>
          <table:table-cell table:formula="of:=[.D46]*3.1416/180" office:value-type="float" office:value="0.479966666666667" calcext:value-type="float">
            <text:p>0,48</text:p>
          </table:table-cell>
          <table:table-cell table:formula="of:=[.E46]*3.1416/180" office:value-type="float" office:value="0.349066666666667" calcext:value-type="float">
            <text:p>0,35</text:p>
          </table:table-cell>
          <table:table-cell table:formula="of:=[.$A$4]+[.G46]-[.F46]" office:value-type="float" office:value="0.54978" calcext:value-type="float">
            <text:p>0,55</text:p>
          </table:table-cell>
          <table:table-cell table:formula="of:=SQRT(SIN([.F46])*SIN([.F46]) + SIN([.H46])*SIN([.H46]) + 2*SIN([.F46])*SIN([.H46])*COS([.$A$4]))/SIN([.$A$4])" office:value-type="float" office:value="1.47462837358468" calcext:value-type="float">
            <text:p>1,47</text:p>
          </table:table-cell>
          <table:table-cell table:formula="of:=SIN([.F46])/[.I46]" office:value-type="float" office:value="0.313129475235207" calcext:value-type="float">
            <text:p>0,31</text:p>
          </table:table-cell>
          <table:table-cell table:formula="of:=[.J46]*[.J46]" office:value-type="float" office:value="0.0980500682610763" calcext:value-type="float">
            <text:p>0,10</text:p>
          </table:table-cell>
          <table:table-cell/>
          <table:table-cell table:formula="of:=SIN(([.G46] + [.$A$4])/2)/SIN([.$A$4]/2)" office:value-type="float" office:value="1.47517490336786" calcext:value-type="float">
            <text:p>1,4751749034</text:p>
          </table:table-cell>
        </table:table-row>
        <table:table-row table:style-name="ro1">
          <table:table-cell/>
          <table:table-cell table:formula="of:=[.B46]+5"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table:formula="of:=[.B47]/2" office:value-type="float" office:value="30" calcext:value-type="float">
            <text:p>30,0</text:p>
          </table:table-cell>
          <table:table-cell table:formula="of:=[.C47]-180" office:value-type="float" office:value="20" calcext:value-type="float">
            <text:p>20</text:p>
          </table:table-cell>
          <table:table-cell table:formula="of:=[.D47]*3.1416/180" office:value-type="float" office:value="0.5236" calcext:value-type="float">
            <text:p>0,52</text:p>
          </table:table-cell>
          <table:table-cell table:formula="of:=[.E47]*3.1416/180" office:value-type="float" office:value="0.349066666666667" calcext:value-type="float">
            <text:p>0,35</text:p>
          </table:table-cell>
          <table:table-cell table:formula="of:=[.$A$4]+[.G47]-[.F47]" office:value-type="float" office:value="0.506146666666667" calcext:value-type="float">
            <text:p>0,51</text:p>
          </table:table-cell>
          <table:table-cell table:formula="of:=SQRT(SIN([.F47])*SIN([.F47]) + SIN([.H47])*SIN([.H47]) + 2*SIN([.F47])*SIN([.H47])*COS([.$A$4]))/SIN([.$A$4])" office:value-type="float" office:value="1.47514073818117" calcext:value-type="float">
            <text:p>1,48</text:p>
          </table:table-cell>
          <table:table-cell table:formula="of:=SIN([.F47])/[.I47]" office:value-type="float" office:value="0.338951428444107" calcext:value-type="float">
            <text:p>0,34</text:p>
          </table:table-cell>
          <table:table-cell table:formula="of:=[.J47]*[.J47]" office:value-type="float" office:value="0.114888070844301" calcext:value-type="float">
            <text:p>0,11</text:p>
          </table:table-cell>
          <table:table-cell/>
          <table:table-cell table:formula="of:=SIN(([.G47] + [.$A$4])/2)/SIN([.$A$4]/2)" office:value-type="float" office:value="1.47517490336786" calcext:value-type="float">
            <text:p>1,4751749034</text:p>
          </table:table-cell>
        </table:table-row>
        <table:table-row table:style-name="ro1">
          <table:table-cell/>
          <table:table-cell table:formula="of:=[.B47]+5" office:value-type="float" office:value="65" calcext:value-type="float">
            <text:p>65</text:p>
          </table:table-cell>
          <table:table-cell office:value-type="float" office:value="200" calcext:value-type="float">
            <text:p>200</text:p>
          </table:table-cell>
          <table:table-cell table:formula="of:=[.B48]/2" office:value-type="float" office:value="32.5" calcext:value-type="float">
            <text:p>32,5</text:p>
          </table:table-cell>
          <table:table-cell table:formula="of:=[.C48]-180" office:value-type="float" office:value="20" calcext:value-type="float">
            <text:p>20</text:p>
          </table:table-cell>
          <table:table-cell table:formula="of:=[.D48]*3.1416/180" office:value-type="float" office:value="0.567233333333333" calcext:value-type="float">
            <text:p>0,57</text:p>
          </table:table-cell>
          <table:table-cell table:formula="of:=[.E48]*3.1416/180" office:value-type="float" office:value="0.349066666666667" calcext:value-type="float">
            <text:p>0,35</text:p>
          </table:table-cell>
          <table:table-cell table:formula="of:=[.$A$4]+[.G48]-[.F48]" office:value-type="float" office:value="0.462513333333333" calcext:value-type="float">
            <text:p>0,46</text:p>
          </table:table-cell>
          <table:table-cell table:formula="of:=SQRT(SIN([.F48])*SIN([.F48]) + SIN([.H48])*SIN([.H48]) + 2*SIN([.F48])*SIN([.H48])*COS([.$A$4]))/SIN([.$A$4])" office:value-type="float" office:value="1.47394555102055" calcext:value-type="float">
            <text:p>1,47</text:p>
          </table:table-cell>
          <table:table-cell table:formula="of:=SIN([.F48])/[.I48]" office:value-type="float" office:value="0.364532276432063" calcext:value-type="float">
            <text:p>0,36</text:p>
          </table:table-cell>
          <table:table-cell table:formula="of:=[.J48]*[.J48]" office:value-type="float" office:value="0.132883780560742" calcext:value-type="float">
            <text:p>0,13</text:p>
          </table:table-cell>
          <table:table-cell/>
          <table:table-cell table:formula="of:=SIN(([.G48] + [.$A$4])/2)/SIN([.$A$4]/2)" office:value-type="float" office:value="1.47517490336786" calcext:value-type="float">
            <text:p>1,4751749034</text:p>
          </table:table-cell>
        </table:table-row>
        <table:table-row table:style-name="ro1">
          <table:table-cell/>
          <table:table-cell table:formula="of:=[.B48]+5" office:value-type="float" office:value="70" calcext:value-type="float">
            <text:p>70</text:p>
          </table:table-cell>
          <table:table-cell office:value-type="float" office:value="201" calcext:value-type="float">
            <text:p>201</text:p>
          </table:table-cell>
          <table:table-cell table:formula="of:=[.B49]/2" office:value-type="float" office:value="35" calcext:value-type="float">
            <text:p>35,0</text:p>
          </table:table-cell>
          <table:table-cell table:formula="of:=[.C49]-180" office:value-type="float" office:value="21" calcext:value-type="float">
            <text:p>21</text:p>
          </table:table-cell>
          <table:table-cell table:formula="of:=[.D49]*3.1416/180" office:value-type="float" office:value="0.610866666666667" calcext:value-type="float">
            <text:p>0,61</text:p>
          </table:table-cell>
          <table:table-cell table:formula="of:=[.E49]*3.1416/180" office:value-type="float" office:value="0.36652" calcext:value-type="float">
            <text:p>0,37</text:p>
          </table:table-cell>
          <table:table-cell table:formula="of:=[.$A$4]+[.G49]-[.F49]" office:value-type="float" office:value="0.436333333333333" calcext:value-type="float">
            <text:p>0,44</text:p>
          </table:table-cell>
          <table:table-cell table:formula="of:=SQRT(SIN([.F49])*SIN([.F49]) + SIN([.H49])*SIN([.H49]) + 2*SIN([.F49])*SIN([.H49])*COS([.$A$4]))/SIN([.$A$4])" office:value-type="float" office:value="1.49431892937735" calcext:value-type="float">
            <text:p>1,49</text:p>
          </table:table-cell>
          <table:table-cell table:formula="of:=SIN([.F49])/[.I49]" office:value-type="float" office:value="0.383838814597948" calcext:value-type="float">
            <text:p>0,38</text:p>
          </table:table-cell>
          <table:table-cell table:formula="of:=[.J49]*[.J49]" office:value-type="float" office:value="0.147332235591958" calcext:value-type="float">
            <text:p>0,15</text:p>
          </table:table-cell>
          <table:table-cell/>
          <table:table-cell table:formula="of:=SIN(([.G49] + [.$A$4])/2)/SIN([.$A$4]/2)" office:value-type="float" office:value="1.49787196641016" calcext:value-type="float">
            <text:p>1,4978719664</text:p>
          </table:table-cell>
        </table:table-row>
        <table:table-row table:style-name="ro1">
          <table:table-cell/>
          <table:table-cell table:formula="of:=[.B49]+5" office:value-type="float" office:value="75" calcext:value-type="float">
            <text:p>75</text:p>
          </table:table-cell>
          <table:table-cell office:value-type="float" office:value="201" calcext:value-type="float">
            <text:p>201</text:p>
          </table:table-cell>
          <table:table-cell table:formula="of:=[.B50]/2" office:value-type="float" office:value="37.5" calcext:value-type="float">
            <text:p>37,5</text:p>
          </table:table-cell>
          <table:table-cell table:formula="of:=[.C50]-180" office:value-type="float" office:value="21" calcext:value-type="float">
            <text:p>21</text:p>
          </table:table-cell>
          <table:table-cell table:formula="of:=[.D50]*3.1416/180" office:value-type="float" office:value="0.6545" calcext:value-type="float">
            <text:p>0,65</text:p>
          </table:table-cell>
          <table:table-cell table:formula="of:=[.E50]*3.1416/180" office:value-type="float" office:value="0.36652" calcext:value-type="float">
            <text:p>0,37</text:p>
          </table:table-cell>
          <table:table-cell table:formula="of:=[.$A$4]+[.G50]-[.F50]" office:value-type="float" office:value="0.3927" calcext:value-type="float">
            <text:p>0,39</text:p>
          </table:table-cell>
          <table:table-cell table:formula="of:=SQRT(SIN([.F50])*SIN([.F50]) + SIN([.H50])*SIN([.H50]) + 2*SIN([.F50])*SIN([.H50])*COS([.$A$4]))/SIN([.$A$4])" office:value-type="float" office:value="1.48989117094029" calcext:value-type="float">
            <text:p>1,49</text:p>
          </table:table-cell>
          <table:table-cell table:formula="of:=SIN([.F50])/[.I50]" office:value-type="float" office:value="0.408595376031919" calcext:value-type="float">
            <text:p>0,41</text:p>
          </table:table-cell>
          <table:table-cell table:formula="of:=[.J50]*[.J50]" office:value-type="float" office:value="0.166950181314665" calcext:value-type="float">
            <text:p>0,17</text:p>
          </table:table-cell>
          <table:table-cell/>
          <table:table-cell table:formula="of:=SIN(([.G50] + [.$A$4])/2)/SIN([.$A$4]/2)" office:value-type="float" office:value="1.49787196641016" calcext:value-type="float">
            <text:p>1,4978719664</text:p>
          </table:table-cell>
        </table:table-row>
        <table:table-row table:style-name="ro1">
          <table:table-cell/>
          <table:table-cell table:formula="of:=[.B50]+5"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table:formula="of:=[.B51]/2" office:value-type="float" office:value="40" calcext:value-type="float">
            <text:p>40,0</text:p>
          </table:table-cell>
          <table:table-cell table:formula="of:=[.C51]-180" office:value-type="float" office:value="21" calcext:value-type="float">
            <text:p>21</text:p>
          </table:table-cell>
          <table:table-cell table:formula="of:=[.D51]*3.1416/180" office:value-type="float" office:value="0.698133333333333" calcext:value-type="float">
            <text:p>0,70</text:p>
          </table:table-cell>
          <table:table-cell table:formula="of:=[.E51]*3.1416/180" office:value-type="float" office:value="0.36652" calcext:value-type="float">
            <text:p>0,37</text:p>
          </table:table-cell>
          <table:table-cell table:formula="of:=[.$A$4]+[.G51]-[.F51]" office:value-type="float" office:value="0.349066666666667" calcext:value-type="float">
            <text:p>0,35</text:p>
          </table:table-cell>
          <table:table-cell table:formula="of:=SQRT(SIN([.F51])*SIN([.F51]) + SIN([.H51])*SIN([.H51]) + 2*SIN([.F51])*SIN([.H51])*COS([.$A$4]))/SIN([.$A$4])" office:value-type="float" office:value="1.48371762733486" calcext:value-type="float">
            <text:p>1,48</text:p>
          </table:table-cell>
          <table:table-cell table:formula="of:=SIN([.F51])/[.I51]" office:value-type="float" office:value="0.433228566162635" calcext:value-type="float">
            <text:p>0,43</text:p>
          </table:table-cell>
          <table:table-cell table:formula="of:=[.J51]*[.J51]" office:value-type="float" office:value="0.187686990539333" calcext:value-type="float">
            <text:p>0,19</text:p>
          </table:table-cell>
          <table:table-cell/>
          <table:table-cell table:formula="of:=SIN(([.G51] + [.$A$4])/2)/SIN([.$A$4]/2)" office:value-type="float" office:value="1.49787196641016" calcext:value-type="float">
            <text:p>1,4978719664</text:p>
          </table:table-cell>
        </table:table-row>
        <table:table-row table:style-name="ro1">
          <table:table-cell/>
          <table:table-cell table:formula="of:=[.B51]+5" office:value-type="float" office:value="85" calcext:value-type="float">
            <text:p>85</text:p>
          </table:table-cell>
          <table:table-cell office:value-type="float" office:value="202" calcext:value-type="float">
            <text:p>202</text:p>
          </table:table-cell>
          <table:table-cell table:formula="of:=[.B52]/2" office:value-type="float" office:value="42.5" calcext:value-type="float">
            <text:p>42,5</text:p>
          </table:table-cell>
          <table:table-cell table:formula="of:=[.C52]-180" office:value-type="float" office:value="22" calcext:value-type="float">
            <text:p>22</text:p>
          </table:table-cell>
          <table:table-cell table:formula="of:=[.D52]*3.1416/180" office:value-type="float" office:value="0.741766666666667" calcext:value-type="float">
            <text:p>0,74</text:p>
          </table:table-cell>
          <table:table-cell table:formula="of:=[.E52]*3.1416/180" office:value-type="float" office:value="0.383973333333333" calcext:value-type="float">
            <text:p>0,38</text:p>
          </table:table-cell>
          <table:table-cell table:formula="of:=[.$A$4]+[.G52]-[.F52]" office:value-type="float" office:value="0.322886666666667" calcext:value-type="float">
            <text:p>0,32</text:p>
          </table:table-cell>
          <table:table-cell table:formula="of:=SQRT(SIN([.F52])*SIN([.F52]) + SIN([.H52])*SIN([.H52]) + 2*SIN([.F52])*SIN([.H52])*COS([.$A$4]))/SIN([.$A$4])" office:value-type="float" office:value="1.49932230114039" calcext:value-type="float">
            <text:p>1,50</text:p>
          </table:table-cell>
          <table:table-cell table:formula="of:=SIN([.F52])/[.I52]" office:value-type="float" office:value="0.450597904105912" calcext:value-type="float">
            <text:p>0,45</text:p>
          </table:table-cell>
          <table:table-cell table:formula="of:=[.J52]*[.J52]" office:value-type="float" office:value="0.203038471184641" calcext:value-type="float">
            <text:p>0,20</text:p>
          </table:table-cell>
          <table:table-cell/>
          <table:table-cell table:formula="of:=SIN(([.G52] + [.$A$4])/2)/SIN([.$A$4]/2)" office:value-type="float" office:value="1.52045496016949" calcext:value-type="float">
            <text:p>1,5204549602</text:p>
          </table:table-cell>
        </table:table-row>
        <table:table-row table:style-name="ro1">
          <table:table-cell/>
          <table:table-cell table:formula="of:=[.B52]+5" office:value-type="float" office:value="90" calcext:value-type="float">
            <text:p>90</text:p>
          </table:table-cell>
          <table:table-cell office:value-type="float" office:value="203" calcext:value-type="float">
            <text:p>203</text:p>
          </table:table-cell>
          <table:table-cell table:formula="of:=[.B53]/2" office:value-type="float" office:value="45" calcext:value-type="float">
            <text:p>45,0</text:p>
          </table:table-cell>
          <table:table-cell table:formula="of:=[.C53]-180" office:value-type="float" office:value="23" calcext:value-type="float">
            <text:p>23</text:p>
          </table:table-cell>
          <table:table-cell table:formula="of:=[.D53]*3.1416/180" office:value-type="float" office:value="0.7854" calcext:value-type="float">
            <text:p>0,79</text:p>
          </table:table-cell>
          <table:table-cell table:formula="of:=[.E53]*3.1416/180" office:value-type="float" office:value="0.401426666666667" calcext:value-type="float">
            <text:p>0,40</text:p>
          </table:table-cell>
          <table:table-cell table:formula="of:=[.$A$4]+[.G53]-[.F53]" office:value-type="float" office:value="0.296706666666667" calcext:value-type="float">
            <text:p>0,30</text:p>
          </table:table-cell>
          <table:table-cell table:formula="of:=SQRT(SIN([.F53])*SIN([.F53]) + SIN([.H53])*SIN([.H53]) + 2*SIN([.F53])*SIN([.H53])*COS([.$A$4]))/SIN([.$A$4])" office:value-type="float" office:value="1.51316687939792" calcext:value-type="float">
            <text:p>1,51</text:p>
          </table:table-cell>
          <table:table-cell table:formula="of:=SIN([.F53])/[.I53]" office:value-type="float" office:value="0.467303434595944" calcext:value-type="float">
            <text:p>0,47</text:p>
          </table:table-cell>
          <table:table-cell table:formula="of:=[.J53]*[.J53]" office:value-type="float" office:value="0.218372499985166" calcext:value-type="float">
            <text:p>0,22</text:p>
          </table:table-cell>
          <table:table-cell/>
          <table:table-cell table:formula="of:=SIN(([.G53] + [.$A$4])/2)/SIN([.$A$4]/2)" office:value-type="float" office:value="1.5429221648554" calcext:value-type="float">
            <text:p>1,5429221649</text:p>
          </table:table-cell>
        </table:table-row>
        <table:table-row table:style-name="ro1">
          <table:table-cell/>
          <table:table-cell table:formula="of:=[.B53]+5" office:value-type="float" office:value="95" calcext:value-type="float">
            <text:p>95</text:p>
          </table:table-cell>
          <table:table-cell office:value-type="float" office:value="203" calcext:value-type="float">
            <text:p>203</text:p>
          </table:table-cell>
          <table:table-cell table:formula="of:=[.B54]/2" office:value-type="float" office:value="47.5" calcext:value-type="float">
            <text:p>47,5</text:p>
          </table:table-cell>
          <table:table-cell table:formula="of:=[.C54]-180" office:value-type="float" office:value="23" calcext:value-type="float">
            <text:p>23</text:p>
          </table:table-cell>
          <table:table-cell table:formula="of:=[.D54]*3.1416/180" office:value-type="float" office:value="0.829033333333333" calcext:value-type="float">
            <text:p>0,83</text:p>
          </table:table-cell>
          <table:table-cell table:formula="of:=[.E54]*3.1416/180" office:value-type="float" office:value="0.401426666666667" calcext:value-type="float">
            <text:p>0,40</text:p>
          </table:table-cell>
          <table:table-cell table:formula="of:=[.$A$4]+[.G54]-[.F54]" office:value-type="float" office:value="0.253073333333333" calcext:value-type="float">
            <text:p>0,25</text:p>
          </table:table-cell>
          <table:table-cell table:formula="of:=SQRT(SIN([.F54])*SIN([.F54]) + SIN([.H54])*SIN([.H54]) + 2*SIN([.F54])*SIN([.H54])*COS([.$A$4]))/SIN([.$A$4])" office:value-type="float" office:value="1.50175777150801" calcext:value-type="float">
            <text:p>1,50</text:p>
          </table:table-cell>
          <table:table-cell table:formula="of:=SIN([.F54])/[.I54]" office:value-type="float" office:value="0.490943786355043" calcext:value-type="float">
            <text:p>0,49</text:p>
          </table:table-cell>
          <table:table-cell table:formula="of:=[.J54]*[.J54]" office:value-type="float" office:value="0.241025801360626" calcext:value-type="float">
            <text:p>0,24</text:p>
          </table:table-cell>
          <table:table-cell/>
          <table:table-cell table:formula="of:=SIN(([.G54] + [.$A$4])/2)/SIN([.$A$4]/2)" office:value-type="float" office:value="1.5429221648554" calcext:value-type="float">
            <text:p>1,5429221649</text:p>
          </table:table-cell>
        </table:table-row>
        <table:table-row table:style-name="ro1">
          <table:table-cell/>
          <table:table-cell table:formula="of:=[.B54]+5" office:value-type="float" office:value="100" calcext:value-type="float">
            <text:p>100</text:p>
          </table:table-cell>
          <table:table-cell office:value-type="float" office:value="204" calcext:value-type="float">
            <text:p>204</text:p>
          </table:table-cell>
          <table:table-cell table:formula="of:=[.B55]/2" office:value-type="float" office:value="50" calcext:value-type="float">
            <text:p>50,0</text:p>
          </table:table-cell>
          <table:table-cell table:formula="of:=[.C55]-180" office:value-type="float" office:value="24" calcext:value-type="float">
            <text:p>24</text:p>
          </table:table-cell>
          <table:table-cell table:formula="of:=[.D55]*3.1416/180" office:value-type="float" office:value="0.872666666666667" calcext:value-type="float">
            <text:p>0,87</text:p>
          </table:table-cell>
          <table:table-cell table:formula="of:=[.E55]*3.1416/180" office:value-type="float" office:value="0.41888" calcext:value-type="float">
            <text:p>0,42</text:p>
          </table:table-cell>
          <table:table-cell table:formula="of:=[.$A$4]+[.G55]-[.F55]" office:value-type="float" office:value="0.226893333333333" calcext:value-type="float">
            <text:p>0,23</text:p>
          </table:table-cell>
          <table:table-cell table:formula="of:=SQRT(SIN([.F55])*SIN([.F55]) + SIN([.H55])*SIN([.H55]) + 2*SIN([.F55])*SIN([.H55])*COS([.$A$4]))/SIN([.$A$4])" office:value-type="float" office:value="1.51187640848278" calcext:value-type="float">
            <text:p>1,51</text:p>
          </table:table-cell>
          <table:table-cell table:formula="of:=SIN([.F55])/[.I55]" office:value-type="float" office:value="0.506685434428604" calcext:value-type="float">
            <text:p>0,51</text:p>
          </table:table-cell>
          <table:table-cell table:formula="of:=[.J55]*[.J55]" office:value-type="float" office:value="0.256730129462104" calcext:value-type="float">
            <text:p>0,26</text:p>
          </table:table-cell>
          <table:table-cell/>
          <table:table-cell table:formula="of:=SIN(([.G55] + [.$A$4])/2)/SIN([.$A$4]/2)" office:value-type="float" office:value="1.56527186949526" calcext:value-type="float">
            <text:p>1,5652718695</text:p>
          </table:table-cell>
        </table:table-row>
        <table:table-row table:style-name="ro1">
          <table:table-cell/>
          <table:table-cell table:formula="of:=[.B55]+5" office:value-type="float" office:value="105" calcext:value-type="float">
            <text:p>105</text:p>
          </table:table-cell>
          <table:table-cell office:value-type="float" office:value="205" calcext:value-type="float">
            <text:p>205</text:p>
          </table:table-cell>
          <table:table-cell table:formula="of:=[.B56]/2" office:value-type="float" office:value="52.5" calcext:value-type="float">
            <text:p>52,5</text:p>
          </table:table-cell>
          <table:table-cell table:formula="of:=[.C56]-180" office:value-type="float" office:value="25" calcext:value-type="float">
            <text:p>25</text:p>
          </table:table-cell>
          <table:table-cell table:formula="of:=[.D56]*3.1416/180" office:value-type="float" office:value="0.9163" calcext:value-type="float">
            <text:p>0,92</text:p>
          </table:table-cell>
          <table:table-cell table:formula="of:=[.E56]*3.1416/180" office:value-type="float" office:value="0.436333333333333" calcext:value-type="float">
            <text:p>0,44</text:p>
          </table:table-cell>
          <table:table-cell table:formula="of:=[.$A$4]+[.G56]-[.F56]" office:value-type="float" office:value="0.200713333333333" calcext:value-type="float">
            <text:p>0,20</text:p>
          </table:table-cell>
          <table:table-cell table:formula="of:=SQRT(SIN([.F56])*SIN([.F56]) + SIN([.H56])*SIN([.H56]) + 2*SIN([.F56])*SIN([.H56])*COS([.$A$4]))/SIN([.$A$4])" office:value-type="float" office:value="1.51998100241318" calcext:value-type="float">
            <text:p>1,52</text:p>
          </table:table-cell>
          <table:table-cell table:formula="of:=SIN([.F56])/[.I56]" office:value-type="float" office:value="0.521950368738018" calcext:value-type="float">
            <text:p>0,52</text:p>
          </table:table-cell>
          <table:table-cell table:formula="of:=[.J56]*[.J56]" office:value-type="float" office:value="0.272432187425753" calcext:value-type="float">
            <text:p>0,27</text:p>
          </table:table-cell>
          <table:table-cell/>
          <table:table-cell table:formula="of:=SIN(([.G56] + [.$A$4])/2)/SIN([.$A$4]/2)" office:value-type="float" office:value="1.58750237206457" calcext:value-type="float">
            <text:p>1,5875023721</text:p>
          </table:table-cell>
        </table:table-row>
        <table:table-row table:style-name="ro1">
          <table:table-cell/>
          <table:table-cell table:formula="of:=[.B56]+5" office:value-type="float" office:value="110" calcext:value-type="float">
            <text:p>110</text:p>
          </table:table-cell>
          <table:table-cell office:value-type="float" office:value="205" calcext:value-type="float">
            <text:p>205</text:p>
          </table:table-cell>
          <table:table-cell table:formula="of:=[.B57]/2" office:value-type="float" office:value="55" calcext:value-type="float">
            <text:p>55,0</text:p>
          </table:table-cell>
          <table:table-cell table:formula="of:=[.C57]-180" office:value-type="float" office:value="25" calcext:value-type="float">
            <text:p>25</text:p>
          </table:table-cell>
          <table:table-cell table:formula="of:=[.D57]*3.1416/180" office:value-type="float" office:value="0.959933333333333" calcext:value-type="float">
            <text:p>0,96</text:p>
          </table:table-cell>
          <table:table-cell table:formula="of:=[.E57]*3.1416/180" office:value-type="float" office:value="0.436333333333333" calcext:value-type="float">
            <text:p>0,44</text:p>
          </table:table-cell>
          <table:table-cell table:formula="of:=[.$A$4]+[.G57]-[.F57]" office:value-type="float" office:value="0.15708" calcext:value-type="float">
            <text:p>0,16</text:p>
          </table:table-cell>
          <table:table-cell table:formula="of:=SQRT(SIN([.F57])*SIN([.F57]) + SIN([.H57])*SIN([.H57]) + 2*SIN([.F57])*SIN([.H57])*COS([.$A$4]))/SIN([.$A$4])" office:value-type="float" office:value="1.50298849963927" calcext:value-type="float">
            <text:p>1,50</text:p>
          </table:table-cell>
          <table:table-cell table:formula="of:=SIN([.F57])/[.I57]" office:value-type="float" office:value="0.545016367065661" calcext:value-type="float">
            <text:p>0,55</text:p>
          </table:table-cell>
          <table:table-cell table:formula="of:=[.J57]*[.J57]" office:value-type="float" office:value="0.297042840369451" calcext:value-type="float">
            <text:p>0,30</text:p>
          </table:table-cell>
          <table:table-cell/>
          <table:table-cell table:formula="of:=SIN(([.G57] + [.$A$4])/2)/SIN([.$A$4]/2)" office:value-type="float" office:value="1.58750237206457" calcext:value-type="float">
            <text:p>1,5875023721</text:p>
          </table:table-cell>
        </table:table-row>
        <table:table-row table:style-name="ro1">
          <table:table-cell/>
          <table:table-cell table:formula="of:=[.B57]+5" office:value-type="float" office:value="115" calcext:value-type="float">
            <text:p>115</text:p>
          </table:table-cell>
          <table:table-cell office:value-type="float" office:value="206" calcext:value-type="float">
            <text:p>206</text:p>
          </table:table-cell>
          <table:table-cell table:formula="of:=[.B58]/2" office:value-type="float" office:value="57.5" calcext:value-type="float">
            <text:p>57,5</text:p>
          </table:table-cell>
          <table:table-cell table:formula="of:=[.C58]-180" office:value-type="float" office:value="26" calcext:value-type="float">
            <text:p>26</text:p>
          </table:table-cell>
          <table:table-cell table:formula="of:=[.D58]*3.1416/180" office:value-type="float" office:value="1.00356666666667" calcext:value-type="float">
            <text:p>1,00</text:p>
          </table:table-cell>
          <table:table-cell table:formula="of:=[.E58]*3.1416/180" office:value-type="float" office:value="0.453786666666667" calcext:value-type="float">
            <text:p>0,45</text:p>
          </table:table-cell>
          <table:table-cell table:formula="of:=[.$A$4]+[.G58]-[.F58]" office:value-type="float" office:value="0.1309" calcext:value-type="float">
            <text:p>0,13</text:p>
          </table:table-cell>
          <table:table-cell table:formula="of:=SQRT(SIN([.F58])*SIN([.F58]) + SIN([.H58])*SIN([.H58]) + 2*SIN([.F58])*SIN([.H58])*COS([.$A$4]))/SIN([.$A$4])" office:value-type="float" office:value="1.50701119172002" calcext:value-type="float">
            <text:p>1,51</text:p>
          </table:table-cell>
          <table:table-cell table:formula="of:=SIN([.F58])/[.I58]" office:value-type="float" office:value="0.559645947795864" calcext:value-type="float">
            <text:p>0,56</text:p>
          </table:table-cell>
          <table:table-cell table:formula="of:=[.J58]*[.J58]" office:value-type="float" office:value="0.313203586884331" calcext:value-type="float">
            <text:p>0,31</text:p>
          </table:table-cell>
          <table:table-cell/>
          <table:table-cell table:formula="of:=SIN(([.G58] + [.$A$4])/2)/SIN([.$A$4]/2)" office:value-type="float" office:value="1.60961197961658" calcext:value-type="float">
            <text:p>1,6096119796</text:p>
          </table:table-cell>
        </table:table-row>
        <table:table-row table:style-name="ro1">
          <table:table-cell/>
          <table:table-cell table:formula="of:=[.B58]+5" office:value-type="float" office:value="120" calcext:value-type="float">
            <text:p>120</text:p>
          </table:table-cell>
          <table:table-cell office:value-type="float" office:value="207" calcext:value-type="float">
            <text:p>207</text:p>
          </table:table-cell>
          <table:table-cell table:formula="of:=[.B59]/2" office:value-type="float" office:value="60" calcext:value-type="float">
            <text:p>60,0</text:p>
          </table:table-cell>
          <table:table-cell table:formula="of:=[.C59]-180" office:value-type="float" office:value="27" calcext:value-type="float">
            <text:p>27</text:p>
          </table:table-cell>
          <table:table-cell table:formula="of:=[.D59]*3.1416/180" office:value-type="float" office:value="1.0472" calcext:value-type="float">
            <text:p>1,05</text:p>
          </table:table-cell>
          <table:table-cell table:formula="of:=[.E59]*3.1416/180" office:value-type="float" office:value="0.47124" calcext:value-type="float">
            <text:p>0,47</text:p>
          </table:table-cell>
          <table:table-cell table:formula="of:=[.$A$4]+[.G59]-[.F59]" office:value-type="float" office:value="0.10472" calcext:value-type="float">
            <text:p>0,10</text:p>
          </table:table-cell>
          <table:table-cell table:formula="of:=SQRT(SIN([.F59])*SIN([.F59]) + SIN([.H59])*SIN([.H59]) + 2*SIN([.F59])*SIN([.H59])*COS([.$A$4]))/SIN([.$A$4])" office:value-type="float" office:value="1.50883412593705" calcext:value-type="float">
            <text:p>1,51</text:p>
          </table:table-cell>
          <table:table-cell table:formula="of:=SIN([.F59])/[.I59]" office:value-type="float" office:value="0.573970732300149" calcext:value-type="float">
            <text:p>0,57</text:p>
          </table:table-cell>
          <table:table-cell table:formula="of:=[.J59]*[.J59]" office:value-type="float" office:value="0.329442401537169" calcext:value-type="float">
            <text:p>0,33</text:p>
          </table:table-cell>
          <table:table-cell/>
          <table:table-cell table:formula="of:=SIN(([.G59] + [.$A$4])/2)/SIN([.$A$4]/2)" office:value-type="float" office:value="1.6315990084112" calcext:value-type="float">
            <text:p>1,6315990084</text:p>
          </table:table-cell>
        </table:table-row>
        <table:table-row table:style-name="ro1">
          <table:table-cell/>
          <table:table-cell table:formula="of:=[.B59]+5" office:value-type="float" office:value="125" calcext:value-type="float">
            <text:p>125</text:p>
          </table:table-cell>
          <table:table-cell office:value-type="float" office:value="209" calcext:value-type="float">
            <text:p>209</text:p>
          </table:table-cell>
          <table:table-cell table:formula="of:=[.B60]/2" office:value-type="float" office:value="62.5" calcext:value-type="float">
            <text:p>62,5</text:p>
          </table:table-cell>
          <table:table-cell table:formula="of:=[.C60]-180" office:value-type="float" office:value="29" calcext:value-type="float">
            <text:p>29</text:p>
          </table:table-cell>
          <table:table-cell table:formula="of:=[.D60]*3.1416/180" office:value-type="float" office:value="1.09083333333333" calcext:value-type="float">
            <text:p>1,09</text:p>
          </table:table-cell>
          <table:table-cell table:formula="of:=[.E60]*3.1416/180" office:value-type="float" office:value="0.506146666666667" calcext:value-type="float">
            <text:p>0,51</text:p>
          </table:table-cell>
          <table:table-cell table:formula="of:=[.$A$4]+[.G60]-[.F60]" office:value-type="float" office:value="0.0959933333333334" calcext:value-type="float">
            <text:p>0,10</text:p>
          </table:table-cell>
          <table:table-cell table:formula="of:=SQRT(SIN([.F60])*SIN([.F60]) + SIN([.H60])*SIN([.H60]) + 2*SIN([.F60])*SIN([.H60])*COS([.$A$4]))/SIN([.$A$4])" office:value-type="float" office:value="1.53083621944277" calcext:value-type="float">
            <text:p>1,53</text:p>
          </table:table-cell>
          <table:table-cell table:formula="of:=SIN([.F60])/[.I60]" office:value-type="float" office:value="0.579429725894259" calcext:value-type="float">
            <text:p>0,58</text:p>
          </table:table-cell>
          <table:table-cell table:formula="of:=[.J60]*[.J60]" office:value-type="float" office:value="0.335738807249896" calcext:value-type="float">
            <text:p>0,34</text:p>
          </table:table-cell>
          <table:table-cell/>
          <table:table-cell table:formula="of:=SIN(([.G60] + [.$A$4])/2)/SIN([.$A$4]/2)" office:value-type="float" office:value="1.67519864156986" calcext:value-type="float">
            <text:p>1,6751986416</text:p>
          </table:table-cell>
        </table:table-row>
        <table:table-row table:style-name="ro1">
          <table:table-cell/>
          <table:table-cell table:formula="of:=[.B60]+5" office:value-type="float" office:value="130" calcext:value-type="float">
            <text:p>130</text:p>
          </table:table-cell>
          <table:table-cell office:value-type="float" office:value="210" calcext:value-type="float">
            <text:p>210</text:p>
          </table:table-cell>
          <table:table-cell table:formula="of:=[.B61]/2" office:value-type="float" office:value="65" calcext:value-type="float">
            <text:p>65,0</text:p>
          </table:table-cell>
          <table:table-cell table:formula="of:=[.C61]-180" office:value-type="float" office:value="30" calcext:value-type="float">
            <text:p>30</text:p>
          </table:table-cell>
          <table:table-cell table:formula="of:=[.D61]*3.1416/180" office:value-type="float" office:value="1.13446666666667" calcext:value-type="float">
            <text:p>1,13</text:p>
          </table:table-cell>
          <table:table-cell table:formula="of:=[.E61]*3.1416/180" office:value-type="float" office:value="0.5236" calcext:value-type="float">
            <text:p>0,52</text:p>
          </table:table-cell>
          <table:table-cell table:formula="of:=[.$A$4]+[.G61]-[.F61]" office:value-type="float" office:value="0.0698133333333335" calcext:value-type="float">
            <text:p>0,07</text:p>
          </table:table-cell>
          <table:table-cell table:formula="of:=SQRT(SIN([.F61])*SIN([.F61]) + SIN([.H61])*SIN([.H61]) + 2*SIN([.F61])*SIN([.H61])*COS([.$A$4]))/SIN([.$A$4])" office:value-type="float" office:value="1.52787150986258" calcext:value-type="float">
            <text:p>1,53</text:p>
          </table:table-cell>
          <table:table-cell table:formula="of:=SIN([.F61])/[.I61]" office:value-type="float" office:value="0.593183983296106" calcext:value-type="float">
            <text:p>0,59</text:p>
          </table:table-cell>
          <table:table-cell table:formula="of:=[.J61]*[.J61]" office:value-type="float" office:value="0.351867238039035" calcext:value-type="float">
            <text:p>0,35</text:p>
          </table:table-cell>
          <table:table-cell/>
          <table:table-cell table:formula="of:=SIN(([.G61] + [.$A$4])/2)/SIN([.$A$4]/2)" office:value-type="float" office:value="1.69680792563751" calcext:value-type="float">
            <text:p>1,6968079256</text:p>
          </table:table-cell>
        </table:table-row>
        <table:table-row table:style-name="ro1">
          <table:table-cell/>
          <table:table-cell table:formula="of:=[.B61]+5" office:value-type="float" office:value="135" calcext:value-type="float">
            <text:p>135</text:p>
          </table:table-cell>
          <table:table-cell office:value-type="float" office:value="212" calcext:value-type="float">
            <text:p>212</text:p>
          </table:table-cell>
          <table:table-cell table:formula="of:=[.B62]/2" office:value-type="float" office:value="67.5" calcext:value-type="float">
            <text:p>67,5</text:p>
          </table:table-cell>
          <table:table-cell table:formula="of:=[.C62]-180" office:value-type="float" office:value="32" calcext:value-type="float">
            <text:p>32</text:p>
          </table:table-cell>
          <table:table-cell table:formula="of:=[.D62]*3.1416/180" office:value-type="float" office:value="1.1781" calcext:value-type="float">
            <text:p>1,18</text:p>
          </table:table-cell>
          <table:table-cell table:formula="of:=[.E62]*3.1416/180" office:value-type="float" office:value="0.558506666666667" calcext:value-type="float">
            <text:p>0,56</text:p>
          </table:table-cell>
          <table:table-cell table:formula="of:=[.$A$4]+[.G62]-[.F62]" office:value-type="float" office:value="0.061086666666667" calcext:value-type="float">
            <text:p>0,06</text:p>
          </table:table-cell>
          <table:table-cell table:formula="of:=SQRT(SIN([.F62])*SIN([.F62]) + SIN([.H62])*SIN([.H62]) + 2*SIN([.F62])*SIN([.H62])*COS([.$A$4]))/SIN([.$A$4])" office:value-type="float" office:value="1.54465336921667" calcext:value-type="float">
            <text:p>1,54</text:p>
          </table:table-cell>
          <table:table-cell table:formula="of:=SIN([.F62])/[.I62]" office:value-type="float" office:value="0.598115153325536" calcext:value-type="float">
            <text:p>0,60</text:p>
          </table:table-cell>
          <table:table-cell table:formula="of:=[.J62]*[.J62]" office:value-type="float" office:value="0.357741736637629" calcext:value-type="float">
            <text:p>0,36</text:p>
          </table:table-cell>
          <table:table-cell/>
          <table:table-cell table:formula="of:=SIN(([.G62] + [.$A$4])/2)/SIN([.$A$4]/2)" office:value-type="float" office:value="1.73963720068305" calcext:value-type="float">
            <text:p>1,7396372007</text:p>
          </table:table-cell>
        </table:table-row>
        <table:table-row table:style-name="ro1">
          <table:table-cell/>
          <table:table-cell table:formula="of:=[.B62]+5" office:value-type="float" office:value="140" calcext:value-type="float">
            <text:p>140</text:p>
          </table:table-cell>
          <table:table-cell office:value-type="float" office:value="213" calcext:value-type="float">
            <text:p>213</text:p>
          </table:table-cell>
          <table:table-cell table:formula="of:=[.B63]/2" office:value-type="float" office:value="70" calcext:value-type="float">
            <text:p>70,0</text:p>
          </table:table-cell>
          <table:table-cell table:formula="of:=[.C63]-180" office:value-type="float" office:value="33" calcext:value-type="float">
            <text:p>33</text:p>
          </table:table-cell>
          <table:table-cell table:formula="of:=[.D63]*3.1416/180" office:value-type="float" office:value="1.22173333333333" calcext:value-type="float">
            <text:p>1,22</text:p>
          </table:table-cell>
          <table:table-cell table:formula="of:=[.E63]*3.1416/180" office:value-type="float" office:value="0.57596" calcext:value-type="float">
            <text:p>0,58</text:p>
          </table:table-cell>
          <table:table-cell table:formula="of:=[.$A$4]+[.G63]-[.F63]" office:value-type="float" office:value="0.0349066666666666" calcext:value-type="float">
            <text:p>0,03</text:p>
          </table:table-cell>
          <table:table-cell table:formula="of:=SQRT(SIN([.F63])*SIN([.F63]) + SIN([.H63])*SIN([.H63]) + 2*SIN([.F63])*SIN([.H63])*COS([.$A$4]))/SIN([.$A$4])" office:value-type="float" office:value="1.53667857636584" calcext:value-type="float">
            <text:p>1,54</text:p>
          </table:table-cell>
          <table:table-cell table:formula="of:=SIN([.F63])/[.I63]" office:value-type="float" office:value="0.611509532549418" calcext:value-type="float">
            <text:p>0,61</text:p>
          </table:table-cell>
          <table:table-cell table:formula="of:=[.J63]*[.J63]" office:value-type="float" office:value="0.373943908398808" calcext:value-type="float">
            <text:p>0,37</text:p>
          </table:table-cell>
          <table:table-cell/>
          <table:table-cell table:formula="of:=SIN(([.G63] + [.$A$4])/2)/SIN([.$A$4]/2)" office:value-type="float" office:value="1.76085393003057" calcext:value-type="float">
            <text:p>1,760853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2">00.00.0000</text:date>, <text:time style:data-style-name="N2" text:time-value="22:06:18.97753090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6T22:01:40.760434389</meta:creation-date>
    <dc:date>2019-04-12T22:15:36.363868293</dc:date>
    <meta:editing-duration>PT1H4M4S</meta:editing-duration>
    <meta:editing-cycles>9</meta:editing-cycles>
    <meta:generator>LibreOffice/5.1.6.2$Linux_X86_64 LibreOffice_project/10m0$Build-2</meta:generator>
    <meta:document-statistic meta:table-count="1" meta:cell-count="580" meta:object-count="0"/>
  </office:meta>
</office:document-meta>
</file>